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27.279220613568370pt"/>
    </style:style>
    <style:style style:name="co2" style:family="table-column">
      <style:table-column-properties style:column-width="7.826947828317287pt"/>
    </style:style>
    <style:style style:name="co3" style:family="table-column">
      <style:table-column-properties style:column-width="20.152543263815005pt"/>
    </style:style>
    <style:style style:name="co4" style:family="table-column">
      <style:table-column-properties style:column-width="12.727922061356821pt"/>
    </style:style>
    <style:style style:name="co5" style:family="table-column">
      <style:table-column-properties style:column-width="18.763366232927581pt"/>
    </style:style>
    <style:style style:name="co6" style:family="table-column">
      <style:table-column-properties style:column-width="20.249999999998380pt"/>
    </style:style>
    <style:style style:name="co7" style:family="table-column">
      <style:table-column-properties style:column-width="16.499999999998693pt"/>
    </style:style>
    <style:style style:name="co8" style:family="table-column">
      <style:table-column-properties style:column-width="21.749999999998238pt"/>
    </style:style>
    <style:style style:name="co9" style:family="table-column">
      <style:table-column-properties style:column-width="107.999999999991388pt"/>
    </style:style>
    <style:style style:name="ro1" style:family="table-row">
      <style:table-row-properties style:row-height="12.749999999992255pt"/>
    </style:style>
    <style:style style:name="ro2" style:family="table-row">
      <style:table-row-properties style:row-height="13.499999999851070pt"/>
    </style:style>
    <style:style style:name="ce1" style:data-style-name="N1" style:family="table-cell">
      <style:text-properties fo:color="#292f34"/>
    </style:style>
    <style:style style:name="ce2" style:data-style-name="N2" style:family="table-cell">
      <style:text-properties fo:color="#292f34"/>
    </style:style>
    <style:style style:name="ce3" style:data-style-name="N3" style:family="table-cell">
      <style:text-properties fo:color="#292f34"/>
    </style:style>
    <style:style style:name="ce4" style:data-style-name="N4" style:family="table-cell">
      <style:text-properties fo:color="#292f34"/>
    </style:style>
    <style:style style:name="ce5" style:data-style-name="N5" style:family="table-cell">
      <style:text-properties fo:color="#292f34"/>
    </style:style>
    <number:number-style style:name="N1">
      <number:number number:decimal-places="3" number:min-integer-digits="1"/>
    </number:number-style>
    <number:number-style style:name="N2">
      <number:number number:decimal-places="1" number:min-integer-digits="1"/>
    </number:number-style>
    <number:number-style style:name="N3">
      <number:number number:decimal-places="0" number:min-integer-digits="1"/>
    </number:number-style>
    <number:number-style style:name="N4">
      <number:number number:decimal-places="2" number:min-integer-digits="1"/>
    </number:number-style>
    <number:number-style style:name="N5">
      <number:number number:decimal-places="4" number:min-integer-digits="1"/>
    </number:number-style>
  </office:automatic-styles>
  <office:body>
    <office:spreadsheet>
      <table:calculation-settings/>
      <table:table table:name="Hoja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number-columns-repeated="32758"/>
        <table:table-row>
          <table:table-cell office:value-type="string" office:string-value="PAIS">
            <text:p>PAIS</text:p>
          </table:table-cell>
          <table:table-cell office:value-type="float" office:value="1900">
            <text:p>1900</text:p>
          </table:table-cell>
          <table:table-cell office:value-type="float" office:value="1910" table:formula="=[.B1]+10">
            <text:p>1910</text:p>
          </table:table-cell>
          <table:table-cell office:value-type="float" office:value="1920" table:formula="=[.C1]+10">
            <text:p>1920</text:p>
          </table:table-cell>
          <table:table-cell office:value-type="float" office:value="1930" table:formula="=[.D1]+10">
            <text:p>1930</text:p>
          </table:table-cell>
          <table:table-cell office:value-type="float" office:value="1940" table:formula="=[.E1]+10">
            <text:p>1940</text:p>
          </table:table-cell>
          <table:table-cell office:value-type="float" office:value="1950" table:formula="=[.F1]+10">
            <text:p>1950</text:p>
          </table:table-cell>
          <table:table-cell office:value-type="float" office:value="1960" table:formula="=[.G1]+10">
            <text:p>1960</text:p>
          </table:table-cell>
          <table:table-cell office:value-type="float" office:value="1970" table:formula="=[.H1]+10">
            <text:p>1970</text:p>
          </table:table-cell>
          <table:table-cell office:value-type="float" office:value="1980" table:formula="=[.I1]+10">
            <text:p>1980</text:p>
          </table:table-cell>
          <table:table-cell office:value-type="float" office:value="1990" table:formula="=[.J1]+10">
            <text:p>1990</text:p>
          </table:table-cell>
          <table:table-cell office:value-type="float" office:value="2000" table:formula="=[.K1]+10">
            <text:p>2000</text:p>
          </table:table-cell>
          <table:table-cell office:value-type="float" office:value="2010" table:formula="=[.L1]+10">
            <text:p>2010</text:p>
          </table:table-cell>
          <table:table-cell office:value-type="float" office:value="2018">
            <text:p>2018</text:p>
          </table:table-cell>
        </table:table-row>
        <table:table-row>
          <table:table-cell office:value-type="string" office:string-value="Afghanistan">
            <text:p>Afghanistan</text:p>
          </table:table-cell>
          <table:table-cell office:value-type="string" office:string-value="" table:number-columns-repeated="8"/>
          <table:table-cell office:value-type="string" office:string-value="166.4021164021164">
            <text:p>166.4021164021164</text:p>
          </table:table-cell>
        </table:table-row>
        <table:table-row>
          <table:table-cell office:value-type="string" office:string-value="Albania">
            <text:p>Alba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5.86909090909091">
            <text:p>225.86909090909091</text:p>
          </table:table-cell>
          <table:table-cell office:value-type="string" office:string-value="220.6931506849315">
            <text:p>220.6931506849315</text:p>
          </table:table-cell>
          <table:table-cell office:value-type="string" office:string-value="205.25273224043715">
            <text:p>205.25273224043715</text:p>
          </table:table-cell>
          <table:table-cell office:value-type="string" office:string-value="196.90684931506848">
            <text:p>196.90684931506848</text:p>
          </table:table-cell>
          <table:table-cell office:value-type="string" office:string-value="187.9071038251366">
            <text:p>187.9071038251366</text:p>
          </table:table-cell>
        </table:table-row>
        <table:table-row>
          <table:table-cell office:value-type="string" office:string-value="Algeria ">
            <text:p>Algeria </text:p>
          </table:table-cell>
          <table:table-cell office:value-type="string" office:string-value="225.00390080802453" table:style-name="ce1">
            <text:p>225.00390080802453</text:p>
          </table:table-cell>
          <table:table-cell office:value-type="string" office:string-value="223.65400563940952" table:style-name="ce2">
            <text:p>223.65400563940952</text:p>
          </table:table-cell>
          <table:table-cell office:value-type="string" office:string-value="226.24312287136496" table:style-name="ce2">
            <text:p>226.24312287136496</text:p>
          </table:table-cell>
          <table:table-cell office:value-type="string" office:string-value="230.04044035048304">
            <text:p>230.04044035048304</text:p>
          </table:table-cell>
          <table:table-cell office:value-type="string" office:string-value="267.95817490494295">
            <text:p>267.95817490494295</text:p>
          </table:table-cell>
          <table:table-cell office:value-type="string" office:string-value="267.365296803653">
            <text:p>267.365296803653</text:p>
          </table:table-cell>
          <table:table-cell office:value-type="string" office:string-value="272.97463909481075">
            <text:p>272.97463909481075</text:p>
          </table:table-cell>
          <table:table-cell office:value-type="string" office:string-value=""/>
          <table:table-cell office:value-type="string" office:string-value="245.4894894894895">
            <text:p>245.4894894894895</text:p>
          </table:table-cell>
        </table:table-row>
        <table:table-row>
          <table:table-cell office:value-type="string" office:string-value="American Samoa [United States]">
            <text:p>American Samoa [United States]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0.76675977653633">
            <text:p>300.76675977653633</text:p>
          </table:table-cell>
          <table:table-cell office:value-type="string" office:string-value="310.3196721311475">
            <text:p>310.3196721311475</text:p>
          </table:table-cell>
        </table:table-row>
        <table:table-row>
          <table:table-cell office:value-type="string" office:string-value="Angola">
            <text:p>Angola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73.09860664523046">
            <text:p>273.09860664523046</text:p>
          </table:table-cell>
        </table:table-row>
        <table:table-row>
          <table:table-cell office:value-type="string" office:string-value="Antarctica">
            <text:p>Antarctica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-153.44561634805538">
            <text:p>-153.44561634805538</text:p>
          </table:table-cell>
          <table:table-cell office:value-type="string" office:string-value="-207.8426349496798">
            <text:p>-207.8426349496798</text:p>
          </table:table-cell>
          <table:table-cell office:value-type="string" office:string-value="-152.0688210652304">
            <text:p>-152.0688210652304</text:p>
          </table:table-cell>
        </table:table-row>
        <table:table-row>
          <table:table-cell office:value-type="string" office:string-value="Argentina">
            <text:p>Argentina</text:p>
          </table:table-cell>
          <table:table-cell office:value-type="float" office:value="0" table:style-name="ce1">
            <text:p>0,000</text:p>
          </table:table-cell>
          <table:table-cell office:value-type="string" office:string-value="214.54794520547946" table:style-name="ce2">
            <text:p>214.54794520547946</text:p>
          </table:table-cell>
          <table:table-cell office:value-type="string" office:string-value="221.39344262295083" table:style-name="ce2">
            <text:p>221.39344262295083</text:p>
          </table:table-cell>
          <table:table-cell office:value-type="string" office:string-value="218.32602739726028">
            <text:p>218.32602739726028</text:p>
          </table:table-cell>
          <table:table-cell office:value-type="string" office:string-value="213.8306010928962">
            <text:p>213.8306010928962</text:p>
          </table:table-cell>
          <table:table-cell office:value-type="string" office:string-value="236.5013698630137">
            <text:p>236.5013698630137</text:p>
          </table:table-cell>
          <table:table-cell office:value-type="string" office:string-value="241.71627344222625">
            <text:p>241.71627344222625</text:p>
          </table:table-cell>
          <table:table-cell office:value-type="string" office:string-value="242.65913492575856">
            <text:p>242.65913492575856</text:p>
          </table:table-cell>
          <table:table-cell office:value-type="string" office:string-value="234.10497900419915">
            <text:p>234.10497900419915</text:p>
          </table:table-cell>
        </table:table-row>
        <table:table-row>
          <table:table-cell office:value-type="string" office:string-value="Armenia">
            <text:p>Armenia</text:p>
          </table:table-cell>
          <table:table-cell office:value-type="float" office:value="0" table:style-name="ce1">
            <text:p>0,000</text:p>
          </table:table-cell>
          <table:table-cell office:value-type="string" office:string-value="82.12222222222222" table:style-name="ce2">
            <text:p>82.12222222222222</text:p>
          </table:table-cell>
          <table:table-cell office:value-type="string" office:string-value="199.46634615384616" table:style-name="ce2">
            <text:p>199.46634615384616</text:p>
          </table:table-cell>
          <table:table-cell office:value-type="string" office:string-value="118.46562786434464">
            <text:p>118.46562786434464</text:p>
          </table:table-cell>
          <table:table-cell office:value-type="string" office:string-value="115.28756830601093">
            <text:p>115.28756830601093</text:p>
          </table:table-cell>
          <table:table-cell office:value-type="string" office:string-value="99.55479452054794">
            <text:p>99.55479452054794</text:p>
          </table:table-cell>
          <table:table-cell office:value-type="string" office:string-value="120.13542857142858">
            <text:p>120.13542857142858</text:p>
          </table:table-cell>
          <table:table-cell office:value-type="string" office:string-value="124.81">
            <text:p>124.81</text:p>
          </table:table-cell>
          <table:table-cell office:value-type="string" office:string-value="156.43800539083557">
            <text:p>156.43800539083557</text:p>
          </table:table-cell>
        </table:table-row>
        <table:table-row>
          <table:table-cell office:value-type="string" office:string-value="Australia ">
            <text:p>Australia </text:p>
          </table:table-cell>
          <table:table-cell office:value-type="string" office:string-value="267.2504127682994" table:style-name="ce1">
            <text:p>267.2504127682994</text:p>
          </table:table-cell>
          <table:table-cell office:value-type="string" office:string-value="251.65990940485267" table:style-name="ce2">
            <text:p>251.65990940485267</text:p>
          </table:table-cell>
          <table:table-cell office:value-type="string" office:string-value="250.3512736564721" table:style-name="ce2">
            <text:p>250.3512736564721</text:p>
          </table:table-cell>
          <table:table-cell office:value-type="string" office:string-value="254.23402537485583">
            <text:p>254.23402537485583</text:p>
          </table:table-cell>
          <table:table-cell office:value-type="string" office:string-value="259.8869261259012">
            <text:p>259.8869261259012</text:p>
          </table:table-cell>
          <table:table-cell office:value-type="string" office:string-value="249.69537301975015">
            <text:p>249.69537301975015</text:p>
          </table:table-cell>
          <table:table-cell office:value-type="string" office:string-value="234.04494340833065">
            <text:p>234.04494340833065</text:p>
          </table:table-cell>
          <table:table-cell office:value-type="string" office:string-value="234.8549121085036">
            <text:p>234.8549121085036</text:p>
          </table:table-cell>
          <table:table-cell office:value-type="string" office:string-value="248.03044610194462">
            <text:p>248.03044610194462</text:p>
          </table:table-cell>
        </table:table-row>
        <table:table-row>
          <table:table-cell office:value-type="string" office:string-value="Austria ">
            <text:p>Austria </text:p>
          </table:table-cell>
          <table:table-cell office:value-type="string" office:string-value="109.04611872146118" table:style-name="ce1">
            <text:p>109.04611872146118</text:p>
          </table:table-cell>
          <table:table-cell office:value-type="string" office:string-value="100.18310502283104" table:style-name="ce2">
            <text:p>100.18310502283104</text:p>
          </table:table-cell>
          <table:table-cell office:value-type="string" office:string-value="108.7504553734062" table:style-name="ce2">
            <text:p>108.7504553734062</text:p>
          </table:table-cell>
          <table:table-cell office:value-type="string" office:string-value="109.60091324200913">
            <text:p>109.60091324200913</text:p>
          </table:table-cell>
          <table:table-cell office:value-type="string" office:string-value="86.96265938069217">
            <text:p>86.96265938069217</text:p>
          </table:table-cell>
          <table:table-cell office:value-type="string" office:string-value="119.14011741682974">
            <text:p>119.14011741682974</text:p>
          </table:table-cell>
          <table:table-cell office:value-type="string" office:string-value="112.72140350877193">
            <text:p>112.72140350877193</text:p>
          </table:table-cell>
          <table:table-cell office:value-type="string" office:string-value="97.50849315068493">
            <text:p>97.50849315068493</text:p>
          </table:table-cell>
          <table:table-cell office:value-type="string" office:string-value="104.10612082670906">
            <text:p>104.10612082670906</text:p>
          </table:table-cell>
        </table:table-row>
        <table:table-row>
          <table:table-cell office:value-type="string" office:string-value="Azerbaijan">
            <text:p>Azerbaijan</text:p>
          </table:table-cell>
          <table:table-cell office:value-type="float" office:value="0" table:style-name="ce1">
            <text:p>0,000</text:p>
          </table:table-cell>
          <table:table-cell office:value-type="string" office:string-value="176.44109589041096" table:style-name="ce2">
            <text:p>176.44109589041096</text:p>
          </table:table-cell>
          <table:table-cell office:value-type="float" office:value="0" table:style-name="ce2">
            <text:p>0,0</text:p>
          </table:table-cell>
          <table:table-cell office:value-type="string" office:string-value="185.16712328767125">
            <text:p>185.16712328767125</text:p>
          </table:table-cell>
          <table:table-cell office:value-type="string" office:string-value="197.04098360655738">
            <text:p>197.04098360655738</text:p>
          </table:table-cell>
          <table:table-cell office:value-type="string" office:string-value="166.0256">
            <text:p>166.0256</text:p>
          </table:table-cell>
          <table:table-cell office:value-type="string" office:string-value="185.61134081512108">
            <text:p>185.61134081512108</text:p>
          </table:table-cell>
          <table:table-cell office:value-type="string" office:string-value="185.3927227101631">
            <text:p>185.3927227101631</text:p>
          </table:table-cell>
          <table:table-cell office:value-type="string" office:string-value="202.37513751375138">
            <text:p>202.37513751375138</text:p>
          </table:table-cell>
        </table:table-row>
        <table:table-row>
          <table:table-cell office:value-type="string" office:string-value="Bahamas">
            <text:p>Bahamas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0.0">
            <text:p>300.0</text:p>
          </table:table-cell>
          <table:table-cell office:value-type="string" office:string-value="278.54328358208954">
            <text:p>278.54328358208954</text:p>
          </table:table-cell>
          <table:table-cell office:value-type="string" office:string-value="287.4016393442623">
            <text:p>287.4016393442623</text:p>
          </table:table-cell>
        </table:table-row>
        <table:table-row>
          <table:table-cell office:value-type="string" office:string-value="Bangladesh">
            <text:p>Bangladesh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5"/>
          <table:table-cell office:value-type="string" office:string-value="295.5670103092784">
            <text:p>295.5670103092784</text:p>
          </table:table-cell>
        </table:table-row>
        <table:table-row>
          <table:table-cell office:value-type="string" office:string-value="Barbados">
            <text:p>Barbados</text:p>
          </table:table-cell>
          <table:table-cell office:value-type="float" office:value="0" table:style-name="ce1"/>
          <table:table-cell office:value-type="float" office:value="0" table:style-name="ce2" table:number-columns-repeated="2"/>
          <table:table-cell office:value-type="string" office:string-value="" table:number-columns-repeated="5"/>
          <table:table-cell office:value-type="string" office:string-value="301.358024691358">
            <text:p>301.358024691358</text:p>
          </table:table-cell>
        </table:table-row>
        <table:table-row table:style-name="ro1">
          <table:table-cell office:value-type="string" office:string-value="Belarus">
            <text:p>Belarus</text:p>
          </table:table-cell>
          <table:table-cell office:value-type="float" office:value="0" table:style-name="ce1">
            <text:p>0,000</text:p>
          </table:table-cell>
          <table:table-cell office:value-type="string" office:string-value="49.98684210526316" table:style-name="ce2">
            <text:p>49.98684210526316</text:p>
          </table:table-cell>
          <table:table-cell office:value-type="float" office:value="0" table:style-name="ce2">
            <text:p>0,0</text:p>
          </table:table-cell>
          <table:table-cell office:value-type="string" office:string-value="107.13698630136986">
            <text:p>107.13698630136986</text:p>
          </table:table-cell>
          <table:table-cell office:value-type="string" office:string-value="85.26229508196721">
            <text:p>85.26229508196721</text:p>
          </table:table-cell>
          <table:table-cell office:value-type="string" office:string-value="103.26615705350937">
            <text:p>103.26615705350937</text:p>
          </table:table-cell>
          <table:table-cell office:value-type="string" office:string-value="103.69778549717759">
            <text:p>103.69778549717759</text:p>
          </table:table-cell>
          <table:table-cell office:value-type="string" office:string-value="104.98630940739292">
            <text:p>104.98630940739292</text:p>
          </table:table-cell>
          <table:table-cell office:value-type="string" office:string-value="99.39525691699605">
            <text:p>99.39525691699605</text:p>
          </table:table-cell>
        </table:table-row>
        <table:table-row table:style-name="ro1">
          <table:table-cell office:value-type="string" office:string-value="Belgium ">
            <text:p>Belgium </text:p>
          </table:table-cell>
          <table:table-cell office:value-type="string" office:string-value="145.73424657534247" table:style-name="ce1">
            <text:p>145.73424657534247</text:p>
          </table:table-cell>
          <table:table-cell office:value-type="string" office:string-value="143.32602739726028" table:style-name="ce2">
            <text:p>143.32602739726028</text:p>
          </table:table-cell>
          <table:table-cell office:value-type="string" office:string-value="150.48360655737704" table:style-name="ce2">
            <text:p>150.48360655737704</text:p>
          </table:table-cell>
          <table:table-cell office:value-type="string" office:string-value="149.08219178082192">
            <text:p>149.08219178082192</text:p>
          </table:table-cell>
          <table:table-cell office:value-type="string" office:string-value="137.275956284153">
            <text:p>137.275956284153</text:p>
          </table:table-cell>
          <table:table-cell office:value-type="string" office:string-value="145.34246575342465">
            <text:p>145.34246575342465</text:p>
          </table:table-cell>
          <table:table-cell office:value-type="string" office:string-value="146.15300546448088">
            <text:p>146.15300546448088</text:p>
          </table:table-cell>
        </table:table-row>
        <table:table-row table:style-name="ro1">
          <table:table-cell office:value-type="string" office:string-value="Belize">
            <text:p>Belize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84.76666666666665">
            <text:p>284.76666666666665</text:p>
          </table:table-cell>
        </table:table-row>
        <table:table-row>
          <table:table-cell office:value-type="string" office:string-value="Benin">
            <text:p>Benin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24.6476712328767">
            <text:p>324.6476712328767</text:p>
          </table:table-cell>
          <table:table-cell office:value-type="string" office:string-value="320.98957189901205">
            <text:p>320.98957189901205</text:p>
          </table:table-cell>
        </table:table-row>
        <table:table-row>
          <table:table-cell office:value-type="string" office:string-value="Bermuda [United Kingdom]">
            <text:p>Bermuda [United Kingdom]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39.66666666666666">
            <text:p>239.66666666666666</text:p>
          </table:table-cell>
          <table:table-cell office:value-type="string" office:string-value="236.51092896174865">
            <text:p>236.51092896174865</text:p>
          </table:table-cell>
          <table:table-cell office:value-type="string" office:string-value="251.80434782608697">
            <text:p>251.80434782608697</text:p>
          </table:table-cell>
          <table:table-cell office:value-type="string" office:string-value="243.88524590163934">
            <text:p>243.88524590163934</text:p>
          </table:table-cell>
        </table:table-row>
        <table:table-row>
          <table:table-cell office:value-type="string" office:string-value="Bolivia">
            <text:p>Bolivia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2.2111111111111">
            <text:p>292.2111111111111</text:p>
          </table:table-cell>
          <table:table-cell office:value-type="string" office:string-value=""/>
          <table:table-cell office:value-type="string" office:string-value="266.2068965517241">
            <text:p>266.2068965517241</text:p>
          </table:table-cell>
        </table:table-row>
        <table:table-row>
          <table:table-cell office:value-type="string" office:string-value="Bosnia and Herzegovina ">
            <text:p>Bosnia and Herzegovina </text:p>
          </table:table-cell>
          <table:table-cell office:value-type="string" office:string-value="34.86027397260274" table:style-name="ce1">
            <text:p>34.86027397260274</text:p>
          </table:table-cell>
          <table:table-cell office:value-type="string" office:string-value="84.43561643835616" table:style-name="ce2">
            <text:p>84.43561643835616</text:p>
          </table:table-cell>
          <table:table-cell office:value-type="string" office:string-value="149.20491803278688" table:style-name="ce2">
            <text:p>149.20491803278688</text:p>
          </table:table-cell>
          <table:table-cell office:value-type="string" office:string-value="162.24657534246575">
            <text:p>162.24657534246575</text:p>
          </table:table-cell>
          <table:table-cell office:value-type="string" office:string-value="145.49850746268658">
            <text:p>145.49850746268658</text:p>
          </table:table-cell>
          <table:table-cell office:value-type="string" office:string-value="173.0054794520548">
            <text:p>173.0054794520548</text:p>
          </table:table-cell>
          <table:table-cell office:value-type="string" office:string-value="94.70628415300547">
            <text:p>94.70628415300547</text:p>
          </table:table-cell>
        </table:table-row>
        <table:table-row>
          <table:table-cell office:value-type="string" office:string-value="Botswana">
            <text:p>Botswan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2.0190023752969">
            <text:p>292.0190023752969</text:p>
          </table:table-cell>
          <table:table-cell office:value-type="string" office:string-value="298.42189160467586">
            <text:p>298.42189160467586</text:p>
          </table:table-cell>
          <table:table-cell office:value-type="string" office:string-value="287.1565934065934">
            <text:p>287.1565934065934</text:p>
          </table:table-cell>
        </table:table-row>
        <table:table-row>
          <table:table-cell office:value-type="string" office:string-value="Brazil">
            <text:p>Brazil</text:p>
          </table:table-cell>
          <table:table-cell office:value-type="float" office:value="0" table:style-name="ce2" table:number-columns-repeated="3"/>
          <table:table-cell office:value-type="string" office:string-value="" table:number-columns-repeated="5"/>
          <table:table-cell office:value-type="string" office:string-value="297.48712667353243">
            <text:p>297.48712667353243</text:p>
          </table:table-cell>
        </table:table-row>
        <table:table-row>
          <table:table-cell office:value-type="string" office:string-value="Bulgaria">
            <text:p>Bulgar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69.792576419214">
            <text:p>169.792576419214</text:p>
          </table:table-cell>
          <table:table-cell office:value-type="string" office:string-value=""/>
          <table:table-cell office:value-type="string" office:string-value="146.64705882352942">
            <text:p>146.64705882352942</text:p>
          </table:table-cell>
        </table:table-row>
        <table:table-row>
          <table:table-cell office:value-type="string" office:string-value="Burkina Faso">
            <text:p>Burkina Faso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360.2468619246862">
            <text:p>360.2468619246862</text:p>
          </table:table-cell>
          <table:table-cell office:value-type="string" office:string-value="345.80552907530983">
            <text:p>345.80552907530983</text:p>
          </table:table-cell>
          <table:table-cell office:value-type="string" office:string-value="346.01411657559197">
            <text:p>346.01411657559197</text:p>
          </table:table-cell>
          <table:table-cell office:value-type="string" office:string-value="353.872602739726">
            <text:p>353.872602739726</text:p>
          </table:table-cell>
          <table:table-cell office:value-type="string" office:string-value="349.88258164852255">
            <text:p>349.88258164852255</text:p>
          </table:table-cell>
        </table:table-row>
        <table:table-row>
          <table:table-cell office:value-type="string" office:string-value="Burma">
            <text:p>Burm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12.9230769230769">
            <text:p>312.9230769230769</text:p>
          </table:table-cell>
          <table:table-cell office:value-type="string" office:string-value="312.2951360263809">
            <text:p>312.2951360263809</text:p>
          </table:table-cell>
        </table:table-row>
        <table:table-row>
          <table:table-cell office:value-type="string" office:string-value="Cambodia">
            <text:p>Cambod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8125" table:style-name="ce3">
            <text:p>338125</text:p>
          </table:table-cell>
          <table:table-cell office:value-type="string" office:string-value="325.64864864864865">
            <text:p>325.64864864864865</text:p>
          </table:table-cell>
        </table:table-row>
        <table:table-row>
          <table:table-cell office:value-type="string" office:string-value="Canada ">
            <text:p>Canada </text:p>
          </table:table-cell>
          <table:table-cell office:value-type="string" office:string-value="107.16539097009138" table:style-name="ce2">
            <text:p>107.16539097009138</text:p>
          </table:table-cell>
          <table:table-cell office:value-type="string" office:string-value="104.56500764795858" table:style-name="ce2">
            <text:p>104.56500764795858</text:p>
          </table:table-cell>
          <table:table-cell office:value-type="string" office:string-value="99.31956262223464" table:style-name="ce2">
            <text:p>99.31956262223464</text:p>
          </table:table-cell>
          <table:table-cell office:value-type="string" office:string-value="102.14292896860361">
            <text:p>102.14292896860361</text:p>
          </table:table-cell>
          <table:table-cell office:value-type="string" office:string-value="96.56915229927735">
            <text:p>96.56915229927735</text:p>
          </table:table-cell>
          <table:table-cell office:value-type="string" office:string-value="81.37365161535126">
            <text:p>81.37365161535126</text:p>
          </table:table-cell>
          <table:table-cell office:value-type="string" office:string-value="87.57187293305766">
            <text:p>87.57187293305766</text:p>
          </table:table-cell>
          <table:table-cell office:value-type="string" office:string-value="89.42268058550479">
            <text:p>89.42268058550479</text:p>
          </table:table-cell>
        </table:table-row>
        <table:table-row>
          <table:table-cell office:value-type="string" office:string-value="Central African Republic">
            <text:p>Central African Republic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12.7207890743551">
            <text:p>312.7207890743551</text:p>
          </table:table-cell>
          <table:table-cell office:value-type="string" office:string-value="315.85457478681724">
            <text:p>315.85457478681724</text:p>
          </table:table-cell>
          <table:table-cell office:value-type="string" office:string-value="318.73753424657536">
            <text:p>318.73753424657536</text:p>
          </table:table-cell>
        </table:table-row>
        <table:table-row>
          <table:table-cell office:value-type="string" office:string-value="Chad">
            <text:p>Chad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66.2929889298893">
            <text:p>366.2929889298893</text:p>
          </table:table-cell>
          <table:table-cell office:value-type="string" office:string-value="346.1251968503937">
            <text:p>346.1251968503937</text:p>
          </table:table-cell>
          <table:table-cell office:value-type="string" office:string-value="353.8628624022089">
            <text:p>353.8628624022089</text:p>
          </table:table-cell>
        </table:table-row>
        <table:table-row>
          <table:table-cell office:value-type="string" office:string-value="China">
            <text:p>Chin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54.8924418604651">
            <text:p>254.8924418604651</text:p>
          </table:table-cell>
          <table:table-cell office:value-type="string" office:string-value="167.92737115750543">
            <text:p>167.92737115750543</text:p>
          </table:table-cell>
          <table:table-cell office:value-type="string" office:string-value="164.6696239094553">
            <text:p>164.6696239094553</text:p>
          </table:table-cell>
        </table:table-row>
        <table:table-row>
          <table:table-cell office:value-type="string" office:string-value="Cocos Keeling Islands [Australia]">
            <text:p>Cocos Keeling Islands [Australia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86.8873626373626">
            <text:p>286.8873626373626</text:p>
          </table:table-cell>
          <table:table-cell office:value-type="string" office:string-value="289.21643835616436">
            <text:p>289.21643835616436</text:p>
          </table:table-cell>
        </table:table-row>
        <table:table-row>
          <table:table-cell office:value-type="string" office:string-value="Colombia">
            <text:p>Colombia</text:p>
          </table:table-cell>
          <table:table-cell office:value-type="float" office:value="0" table:style-name="ce2" table:number-columns-repeated="3"/>
          <table:table-cell office:value-type="string" office:string-value="" table:number-columns-repeated="4"/>
          <table:table-cell office:value-type="string" office:string-value="313.5164051355207">
            <text:p>313.5164051355207</text:p>
          </table:table-cell>
        </table:table-row>
        <table:table-row>
          <table:table-cell office:value-type="string" office:string-value="Congo Brazzaville">
            <text:p>Congo Brazzaville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7.4424863825697">
            <text:p>297.4424863825697</text:p>
          </table:table-cell>
          <table:table-cell office:value-type="string" office:string-value="291.6595890410959">
            <text:p>291.6595890410959</text:p>
          </table:table-cell>
          <table:table-cell office:value-type="string" office:string-value="286.67966573816153">
            <text:p>286.67966573816153</text:p>
          </table:table-cell>
        </table:table-row>
        <table:table-row>
          <table:table-cell office:value-type="string" office:string-value="Cote D'Ivoire">
            <text:p>Cote D'Ivoire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305.5972602739726">
            <text:p>305.5972602739726</text:p>
          </table:table-cell>
          <table:table-cell office:value-type="string" office:string-value="305.658352402746">
            <text:p>305.658352402746</text:p>
          </table:table-cell>
          <table:table-cell office:value-type="string" office:string-value="308.78799202790236">
            <text:p>308.78799202790236</text:p>
          </table:table-cell>
          <table:table-cell office:value-type="string" office:string-value="312.02842465753423">
            <text:p>312.02842465753423</text:p>
          </table:table-cell>
        </table:table-row>
        <table:table-row>
          <table:table-cell office:value-type="string" office:string-value="Croatia ">
            <text:p>Croatia </text:p>
          </table:table-cell>
          <table:table-cell office:value-type="string" office:string-value="173.17077625570775" table:style-name="ce2">
            <text:p>173.17077625570775</text:p>
          </table:table-cell>
          <table:table-cell office:value-type="string" office:string-value="165.07945205479453" table:style-name="ce2">
            <text:p>165.07945205479453</text:p>
          </table:table-cell>
          <table:table-cell office:value-type="string" office:string-value="168.04980340760156" table:style-name="ce2">
            <text:p>168.04980340760156</text:p>
          </table:table-cell>
          <table:table-cell office:value-type="string" office:string-value="175.31903114186852">
            <text:p>175.31903114186852</text:p>
          </table:table-cell>
          <table:table-cell office:value-type="string" office:string-value="146.86407103825135">
            <text:p>146.86407103825135</text:p>
          </table:table-cell>
          <table:table-cell office:value-type="string" office:string-value="185.18986301369864">
            <text:p>185.18986301369864</text:p>
          </table:table-cell>
          <table:table-cell office:value-type="string" office:string-value="161.96472925981124">
            <text:p>161.96472925981124</text:p>
          </table:table-cell>
          <table:table-cell office:value-type="string" office:string-value="191.84292237442924">
            <text:p>191.84292237442924</text:p>
          </table:table-cell>
        </table:table-row>
        <table:table-row>
          <table:table-cell office:value-type="string" office:string-value="Cuba">
            <text:p>Cub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2.1068493150685">
            <text:p>292.1068493150685</text:p>
          </table:table-cell>
          <table:table-cell office:value-type="string" office:string-value="318.6931506849315">
            <text:p>318.6931506849315</text:p>
          </table:table-cell>
        </table:table-row>
        <table:table-row>
          <table:table-cell office:value-type="string" office:string-value="Cyprus ">
            <text:p>Cyprus </text:p>
          </table:table-cell>
          <table:table-cell office:value-type="string" office:string-value="262.5972602739726" table:style-name="ce2">
            <text:p>262.5972602739726</text:p>
          </table:table-cell>
          <table:table-cell office:value-type="string" office:string-value="252.07734806629836" table:style-name="ce2">
            <text:p>252.07734806629836</text:p>
          </table:table-cell>
          <table:table-cell office:value-type="string" office:string-value="242.83196721311475" table:style-name="ce2">
            <text:p>242.831967213114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2.13623046875">
            <text:p>122.13623046875</text:p>
          </table:table-cell>
        </table:table-row>
        <table:table-row>
          <table:table-cell office:value-type="string" office:string-value="Czech Republic">
            <text:p>Czech Republic</text:p>
          </table:table-cell>
          <table:table-cell office:value-type="string" office:string-value="127.24109589041096" table:style-name="ce2">
            <text:p>127.24109589041096</text:p>
          </table:table-cell>
          <table:table-cell office:value-type="string" office:string-value="103.40958904109588" table:style-name="ce2">
            <text:p>103.40958904109588</text:p>
          </table:table-cell>
          <table:table-cell office:value-type="string" office:string-value="111.04098360655738" table:style-name="ce2">
            <text:p>111.04098360655738</text:p>
          </table:table-cell>
          <table:table-cell office:value-type="string" office:string-value="105.30721003134796">
            <text:p>105.30721003134796</text:p>
          </table:table-cell>
          <table:table-cell office:value-type="string" office:string-value="95.6996336996337">
            <text:p>95.6996336996337</text:p>
          </table:table-cell>
          <table:table-cell office:value-type="string" office:string-value="120.41232876712328">
            <text:p>120.41232876712328</text:p>
          </table:table-cell>
          <table:table-cell office:value-type="string" office:string-value="108.44768722466961">
            <text:p>108.44768722466961</text:p>
          </table:table-cell>
          <table:table-cell office:value-type="string" office:string-value="106.67534246575343">
            <text:p>106.67534246575343</text:p>
          </table:table-cell>
        </table:table-row>
        <table:table-row>
          <table:table-cell office:value-type="string" office:string-value="Denmark ">
            <text:p>Denmark </text:p>
          </table:table-cell>
          <table:table-cell office:value-type="string" office:string-value="106.39780821917809" table:style-name="ce2">
            <text:p>106.39780821917809</text:p>
          </table:table-cell>
          <table:table-cell office:value-type="string" office:string-value="112.8986301369863" table:style-name="ce2">
            <text:p>112.8986301369863</text:p>
          </table:table-cell>
          <table:table-cell office:value-type="string" office:string-value="110.92349726775956" table:style-name="ce2">
            <text:p>110.92349726775956</text:p>
          </table:table-cell>
          <table:table-cell office:value-type="string" office:string-value="116.34142305570877">
            <text:p>116.34142305570877</text:p>
          </table:table-cell>
          <table:table-cell office:value-type="string" office:string-value="95.85753575357536">
            <text:p>95.85753575357536</text:p>
          </table:table-cell>
          <table:table-cell office:value-type="string" office:string-value="115.94696132596685">
            <text:p>115.94696132596685</text:p>
          </table:table-cell>
          <table:table-cell office:value-type="string" office:string-value=""/>
          <table:table-cell office:value-type="string" office:string-value="102.7554794520548">
            <text:p>102.7554794520548</text:p>
          </table:table-cell>
        </table:table-row>
        <table:table-row>
          <table:table-cell office:value-type="string" office:string-value="Dominican Republic">
            <text:p>Dominican Republic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12.74309392265195">
            <text:p>312.74309392265195</text:p>
          </table:table-cell>
        </table:table-row>
        <table:table-row>
          <table:table-cell office:value-type="string" office:string-value="Egypt ">
            <text:p>Egypt </text:p>
          </table:table-cell>
          <table:table-cell office:value-type="string" office:string-value="283.7882219705549" table:style-name="ce2">
            <text:p>283.7882219705549</text:p>
          </table:table-cell>
          <table:table-cell office:value-type="string" office:string-value="270.64604810996565" table:style-name="ce2">
            <text:p>270.64604810996565</text:p>
          </table:table-cell>
          <table:table-cell office:value-type="string" office:string-value="268.00191662673694" table:style-name="ce2">
            <text:p>268.00191662673694</text:p>
          </table:table-cell>
          <table:table-cell office:value-type="string" office:string-value="275.25824964131994">
            <text:p>275.25824964131994</text:p>
          </table:table-cell>
          <table:table-cell office:value-type="string" office:string-value="268.1168831168831">
            <text:p>268.1168831168831</text:p>
          </table:table-cell>
          <table:table-cell office:value-type="string" office:string-value="273.289124668435">
            <text:p>273.289124668435</text:p>
          </table:table-cell>
          <table:table-cell office:value-type="string" office:string-value="306.5858143607706">
            <text:p>306.5858143607706</text:p>
          </table:table-cell>
        </table:table-row>
        <table:table-row>
          <table:table-cell office:value-type="string" office:string-value="El Salvador">
            <text:p>El Salvador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5.45741324921136">
            <text:p>305.45741324921136</text:p>
          </table:table-cell>
        </table:table-row>
        <table:table-row>
          <table:table-cell office:value-type="string" office:string-value="Eritrea">
            <text:p>Eritre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79.99494310998733">
            <text:p>279.99494310998733</text:p>
          </table:table-cell>
          <table:table-cell office:value-type="string" office:string-value="314.40295566502465">
            <text:p>314.40295566502465</text:p>
          </table:table-cell>
          <table:table-cell office:value-type="string" office:string-value="314.5771689497717">
            <text:p>314.5771689497717</text:p>
          </table:table-cell>
        </table:table-row>
        <table:table-row>
          <table:table-cell office:value-type="string" office:string-value="Estonia ">
            <text:p>Estonia </text:p>
          </table:table-cell>
          <table:table-cell office:value-type="string" office:string-value="81.83835616438355" table:style-name="ce2">
            <text:p>81.83835616438355</text:p>
          </table:table-cell>
          <table:table-cell office:value-type="string" office:string-value="99.81917808219178" table:style-name="ce2">
            <text:p>99.81917808219178</text:p>
          </table:table-cell>
          <table:table-cell office:value-type="string" office:string-value="101.58042959427208" table:style-name="ce2">
            <text:p>101.58042959427208</text:p>
          </table:table-cell>
          <table:table-cell office:value-type="string" office:string-value="96.98458904109589">
            <text:p>96.98458904109589</text:p>
          </table:table-cell>
          <table:table-cell office:value-type="string" office:string-value="74.21311475409836">
            <text:p>74.21311475409836</text:p>
          </table:table-cell>
          <table:table-cell office:value-type="string" office:string-value="89.65424164524421">
            <text:p>89.65424164524421</text:p>
          </table:table-cell>
          <table:table-cell office:value-type="string" office:string-value="86.16877502001601">
            <text:p>86.16877502001601</text:p>
          </table:table-cell>
          <table:table-cell office:value-type="string" office:string-value="77.26116484873431">
            <text:p>77.26116484873431</text:p>
          </table:table-cell>
        </table:table-row>
        <table:table-row>
          <table:table-cell office:value-type="string" office:string-value="Ethiopia">
            <text:p>Ethiop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69.21448382126346">
            <text:p>269.21448382126346</text:p>
          </table:table-cell>
          <table:table-cell office:value-type="string" office:string-value="255.14780876494024">
            <text:p>255.14780876494024</text:p>
          </table:table-cell>
        </table:table-row>
        <table:table-row>
          <table:table-cell office:value-type="string" office:string-value="Federated States of Micronesia">
            <text:p>Federated States of Micrones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5.39848914069876">
            <text:p>305.39848914069876</text:p>
          </table:table-cell>
          <table:table-cell office:value-type="string" office:string-value="301.32254335260114">
            <text:p>301.32254335260114</text:p>
          </table:table-cell>
          <table:table-cell office:value-type="string" office:string-value="311.0031847133758">
            <text:p>311.0031847133758</text:p>
          </table:table-cell>
        </table:table-row>
        <table:table-row>
          <table:table-cell office:value-type="string" office:string-value="Fiji">
            <text:p>Fiji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7.0">
            <text:p>307.0</text:p>
          </table:table-cell>
        </table:table-row>
        <table:table-row>
          <table:table-cell office:value-type="string" office:string-value="Finland">
            <text:p>Finland</text:p>
          </table:table-cell>
          <table:table-cell office:value-type="float" office:value="0" table:style-name="ce2">
            <text:p>0,0</text:p>
          </table:table-cell>
          <table:table-cell office:value-type="string" office:string-value="47.13125" table:style-name="ce2">
            <text:p>47.13125</text:p>
          </table:table-cell>
          <table:table-cell office:value-type="string" office:string-value="53.8551912568306" table:style-name="ce2">
            <text:p>53.8551912568306</text:p>
          </table:table-cell>
          <table:table-cell office:value-type="string" office:string-value="47.846575342465755">
            <text:p>47.846575342465755</text:p>
          </table:table-cell>
          <table:table-cell office:value-type="string" office:string-value="31.882513661202186">
            <text:p>31.882513661202186</text:p>
          </table:table-cell>
          <table:table-cell office:value-type="string" office:string-value="44.986301369863014">
            <text:p>44.986301369863014</text:p>
          </table:table-cell>
          <table:table-cell office:value-type="string" office:string-value="70.81347406031828">
            <text:p>70.81347406031828</text:p>
          </table:table-cell>
          <table:table-cell office:value-type="string" office:string-value="60.80394342048864">
            <text:p>60.80394342048864</text:p>
          </table:table-cell>
        </table:table-row>
        <table:table-row>
          <table:table-cell office:value-type="string" office:string-value="France ">
            <text:p>France </text:p>
          </table:table-cell>
          <table:table-cell office:value-type="string" office:string-value="179.1904109589041" table:style-name="ce2">
            <text:p>179.1904109589041</text:p>
          </table:table-cell>
          <table:table-cell office:value-type="string" office:string-value="169.89972602739726" table:style-name="ce2">
            <text:p>169.89972602739726</text:p>
          </table:table-cell>
          <table:table-cell office:value-type="string" office:string-value="171.86495327102804" table:style-name="ce2">
            <text:p>171.86495327102804</text:p>
          </table:table-cell>
          <table:table-cell office:value-type="string" office:string-value="166.6722338204593">
            <text:p>166.6722338204593</text:p>
          </table:table-cell>
          <table:table-cell office:value-type="string" office:string-value="157.42971998891045">
            <text:p>157.42971998891045</text:p>
          </table:table-cell>
          <table:table-cell office:value-type="string" office:string-value="164.7216540684749">
            <text:p>164.7216540684749</text:p>
          </table:table-cell>
          <table:table-cell office:value-type="string" office:string-value="155.65294152497185">
            <text:p>155.65294152497185</text:p>
          </table:table-cell>
          <table:table-cell office:value-type="string" office:string-value="161.33930453108536">
            <text:p>161.33930453108536</text:p>
          </table:table-cell>
        </table:table-row>
        <table:table-row>
          <table:table-cell office:value-type="string" office:string-value="French Guiana [France]">
            <text:p>French Guiana [France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4.95342465753424">
            <text:p>304.95342465753424</text:p>
          </table:table-cell>
          <table:table-cell office:value-type="string" office:string-value="295.379781420765">
            <text:p>295.379781420765</text:p>
          </table:table-cell>
          <table:table-cell office:value-type="string" office:string-value="301.6465753424658">
            <text:p>301.6465753424658</text:p>
          </table:table-cell>
        </table:table-row>
        <table:table-row>
          <table:table-cell office:value-type="string" office:string-value="Gabon">
            <text:p>Gabon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5.96609589041094">
            <text:p>295.96609589041094</text:p>
          </table:table-cell>
          <table:table-cell office:value-type="string" office:string-value="286.8413811007269">
            <text:p>286.8413811007269</text:p>
          </table:table-cell>
          <table:table-cell office:value-type="string" office:string-value="288.3634703196347">
            <text:p>288.3634703196347</text:p>
          </table:table-cell>
        </table:table-row>
        <table:table-row>
          <table:table-cell office:value-type="string" office:string-value="Georgia ">
            <text:p>Georgia </text:p>
          </table:table-cell>
          <table:table-cell office:value-type="string" office:string-value="183.39178082191782" table:style-name="ce2">
            <text:p>183.39178082191782</text:p>
          </table:table-cell>
          <table:table-cell office:value-type="float" office:value="0" table:style-name="ce2">
            <text:p>0,0</text:p>
          </table:table-cell>
          <table:table-cell office:value-type="string" office:string-value="162.18579234972677" table:style-name="ce2">
            <text:p>162.18579234972677</text:p>
          </table:table-cell>
          <table:table-cell office:value-type="string" office:string-value="180.24550898203591">
            <text:p>180.24550898203591</text:p>
          </table:table-cell>
          <table:table-cell office:value-type="string" office:string-value="195.44945355191257">
            <text:p>195.44945355191257</text:p>
          </table:table-cell>
          <table:table-cell office:value-type="string" office:string-value="173.4449388209121">
            <text:p>173.4449388209121</text:p>
          </table:table-cell>
          <table:table-cell office:value-type="string" office:string-value="165.38491048593352">
            <text:p>165.38491048593352</text:p>
          </table:table-cell>
          <table:table-cell office:value-type="string" office:string-value="142.95929694727104">
            <text:p>142.95929694727104</text:p>
          </table:table-cell>
        </table:table-row>
        <table:table-row>
          <table:table-cell office:value-type="string" office:string-value="Germany ">
            <text:p>Germany </text:p>
          </table:table-cell>
          <table:table-cell office:value-type="string" office:string-value="124.16716626698641" table:style-name="ce2">
            <text:p>124.16716626698641</text:p>
          </table:table-cell>
          <table:table-cell office:value-type="string" office:string-value="124.11037426633128" table:style-name="ce2">
            <text:p>124.11037426633128</text:p>
          </table:table-cell>
          <table:table-cell office:value-type="string" office:string-value="125.59170570883221" table:style-name="ce2">
            <text:p>125.59170570883221</text:p>
          </table:table-cell>
          <table:table-cell office:value-type="string" office:string-value="126.48501208702659">
            <text:p>126.48501208702659</text:p>
          </table:table-cell>
          <table:table-cell office:value-type="string" office:string-value="108.89628634531752">
            <text:p>108.89628634531752</text:p>
          </table:table-cell>
          <table:table-cell office:value-type="string" office:string-value="128.80792272532284">
            <text:p>128.80792272532284</text:p>
          </table:table-cell>
          <table:table-cell office:value-type="string" office:string-value="125.21910265125764">
            <text:p>125.21910265125764</text:p>
          </table:table-cell>
          <table:table-cell office:value-type="string" office:string-value="117.21502052971168">
            <text:p>117.21502052971168</text:p>
          </table:table-cell>
        </table:table-row>
        <table:table-row>
          <table:table-cell office:value-type="string" office:string-value="Greece">
            <text:p>Greece</text:p>
          </table:table-cell>
          <table:table-cell office:value-type="float" office:value="0" table:style-name="ce2" table:number-columns-repeated="3"/>
          <table:table-cell office:value-type="string" office:string-value="" table:number-columns-repeated="4"/>
          <table:table-cell office:value-type="string" office:string-value="217.43558282208588">
            <text:p>217.43558282208588</text:p>
          </table:table-cell>
        </table:table-row>
        <table:table-row>
          <table:table-cell office:value-type="string" office:string-value="Greenland [Denmark]">
            <text:p>Greenland [Denmark]</text:p>
          </table:table-cell>
          <table:table-cell office:value-type="string" office:string-value="15.084931506849315" table:style-name="ce2">
            <text:p>15.084931506849315</text:p>
          </table:table-cell>
          <table:table-cell office:value-type="string" office:string-value="-8.767710049423394" table:style-name="ce2">
            <text:p>-8.767710049423394</text:p>
          </table:table-cell>
          <table:table-cell office:value-type="string" office:string-value="-6.075714285714286" table:style-name="ce2">
            <text:p>-6.075714285714286</text:p>
          </table:table-cell>
          <table:table-cell office:value-type="string" office:string-value="12.69901547116737">
            <text:p>12.69901547116737</text:p>
          </table:table-cell>
          <table:table-cell office:value-type="string" office:string-value="12.342618384401113">
            <text:p>12.342618384401113</text:p>
          </table:table-cell>
          <table:table-cell office:value-type="string" office:string-value="14.383578431372548">
            <text:p>14.383578431372548</text:p>
          </table:table-cell>
          <table:table-cell office:value-type="string" office:string-value="-6.691553414760021">
            <text:p>-6.691553414760021</text:p>
          </table:table-cell>
          <table:table-cell office:value-type="string" office:string-value="-18.51825">
            <text:p>-18.51825</text:p>
          </table:table-cell>
        </table:table-row>
        <table:table-row>
          <table:table-cell office:value-type="string" office:string-value="Guadeloupe [France]">
            <text:p>Guadeloupe [France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7.0104166666667">
            <text:p>297.0104166666667</text:p>
          </table:table-cell>
        </table:table-row>
        <table:table-row>
          <table:table-cell office:value-type="string" office:string-value="Guam [United States]">
            <text:p>Guam [United States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2.8434065934066">
            <text:p>292.8434065934066</text:p>
          </table:table-cell>
          <table:table-cell office:value-type="string" office:string-value="281.1948998178506">
            <text:p>281.1948998178506</text:p>
          </table:table-cell>
          <table:table-cell office:value-type="string" office:string-value="290.9535519125683">
            <text:p>290.9535519125683</text:p>
          </table:table-cell>
        </table:table-row>
        <table:table-row>
          <table:table-cell office:value-type="string" office:string-value="Guinea ">
            <text:p>Guinea 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302.98891966759004">
            <text:p>302.98891966759004</text:p>
          </table:table-cell>
          <table:table-cell office:value-type="string" office:string-value="309.1449126413155">
            <text:p>309.1449126413155</text:p>
          </table:table-cell>
        </table:table-row>
        <table:table-row>
          <table:table-cell office:value-type="string" office:string-value="Honduras">
            <text:p>Honduras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2.14794520547946">
            <text:p>292.14794520547946</text:p>
          </table:table-cell>
          <table:table-cell office:value-type="string" office:string-value="299.3306010928962">
            <text:p>299.3306010928962</text:p>
          </table:table-cell>
          <table:table-cell office:value-type="string" office:string-value="292.38904109589043">
            <text:p>292.38904109589043</text:p>
          </table:table-cell>
        </table:table-row>
        <table:table-row>
          <table:table-cell office:value-type="string" office:string-value="Hungary">
            <text:p>Hungary</text:p>
          </table:table-cell>
          <table:table-cell office:value-type="float" office:value="0" table:style-name="ce2">
            <text:p>0,0</text:p>
          </table:table-cell>
          <table:table-cell office:value-type="string" office:string-value="155.29753424657534" table:style-name="ce2">
            <text:p>155.29753424657534</text:p>
          </table:table-cell>
          <table:table-cell office:value-type="string" office:string-value="152.66775956284152" table:style-name="ce2">
            <text:p>152.66775956284152</text:p>
          </table:table-cell>
          <table:table-cell office:value-type="string" office:string-value="164.53643835616438">
            <text:p>164.53643835616438</text:p>
          </table:table-cell>
          <table:table-cell office:value-type="string" office:string-value="129.35956284153005">
            <text:p>129.35956284153005</text:p>
          </table:table-cell>
          <table:table-cell office:value-type="string" office:string-value="166.79616438356163">
            <text:p>166.79616438356163</text:p>
          </table:table-cell>
          <table:table-cell office:value-type="string" office:string-value="157.06134969325154">
            <text:p>157.06134969325154</text:p>
          </table:table-cell>
          <table:table-cell office:value-type="string" office:string-value="149.07534246575344">
            <text:p>149.07534246575344</text:p>
          </table:table-cell>
        </table:table-row>
        <table:table-row>
          <table:table-cell office:value-type="string" office:string-value="Iceland">
            <text:p>Iceland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70.06584922797457">
            <text:p>70.06584922797457</text:p>
          </table:table-cell>
          <table:table-cell office:value-type="string" office:string-value="66.37061894108874">
            <text:p>66.37061894108874</text:p>
          </table:table-cell>
          <table:table-cell office:value-type="string" office:string-value="62.053424657534244">
            <text:p>62.053424657534244</text:p>
          </table:table-cell>
        </table:table-row>
        <table:table-row>
          <table:table-cell office:value-type="string" office:string-value="India">
            <text:p>Ind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35.2878787878788">
            <text:p>335.2878787878788</text:p>
          </table:table-cell>
        </table:table-row>
        <table:table-row>
          <table:table-cell office:value-type="string" office:string-value="Indonesia">
            <text:p>Indonesi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7.8">
            <text:p>307.8</text:p>
          </table:table-cell>
        </table:table-row>
        <table:table-row>
          <table:table-cell office:value-type="string" office:string-value="Iran">
            <text:p>Iran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2.94399502177973">
            <text:p>222.94399502177973</text:p>
          </table:table-cell>
          <table:table-cell office:value-type="string" office:string-value="235.35063752276866">
            <text:p>235.35063752276866</text:p>
          </table:table-cell>
          <table:table-cell office:value-type="string" office:string-value="245.16438356164383">
            <text:p>245.16438356164383</text:p>
          </table:table-cell>
        </table:table-row>
        <table:table-row>
          <table:table-cell office:value-type="string" office:string-value="Iraq">
            <text:p>Iraq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44.7859778597786">
            <text:p>344.7859778597786</text:p>
          </table:table-cell>
        </table:table-row>
        <table:table-row>
          <table:table-cell office:value-type="string" office:string-value="Ireland ">
            <text:p>Ireland </text:p>
          </table:table-cell>
          <table:table-cell office:value-type="string" office:string-value="133.92465753424656" table:style-name="ce2">
            <text:p>133.92465753424656</text:p>
          </table:table-cell>
          <table:table-cell office:value-type="string" office:string-value="129.42876712328768" table:style-name="ce2">
            <text:p>129.42876712328768</text:p>
          </table:table-cell>
          <table:table-cell office:value-type="string" office:string-value="133.24602026049203" table:style-name="ce2">
            <text:p>133.24602026049203</text:p>
          </table:table-cell>
          <table:table-cell office:value-type="string" office:string-value="126.5804289544236">
            <text:p>126.5804289544236</text:p>
          </table:table-cell>
          <table:table-cell office:value-type="string" office:string-value="138.35664335664336">
            <text:p>138.35664335664336</text:p>
          </table:table-cell>
          <table:table-cell office:value-type="string" office:string-value="132.20182648401826">
            <text:p>132.20182648401826</text:p>
          </table:table-cell>
          <table:table-cell office:value-type="string" office:string-value="130.92691256830602">
            <text:p>130.92691256830602</text:p>
          </table:table-cell>
          <table:table-cell office:value-type="string" office:string-value="130.99360730593608">
            <text:p>130.99360730593608</text:p>
          </table:table-cell>
        </table:table-row>
        <table:table-row>
          <table:table-cell office:value-type="string" office:string-value="Israel">
            <text:p>Israel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297.99376947040497">
            <text:p>297.99376947040497</text:p>
          </table:table-cell>
          <table:table-cell office:value-type="string" office:string-value="238.91769547325103">
            <text:p>238.91769547325103</text:p>
          </table:table-cell>
          <table:table-cell office:value-type="string" office:string-value="245.14817465998567">
            <text:p>245.14817465998567</text:p>
          </table:table-cell>
          <table:table-cell office:value-type="string" office:string-value="264.88168846611177">
            <text:p>264.88168846611177</text:p>
          </table:table-cell>
          <table:table-cell office:value-type="string" office:string-value="262.31344307270234">
            <text:p>262.31344307270234</text:p>
          </table:table-cell>
        </table:table-row>
        <table:table-row>
          <table:table-cell office:value-type="string" office:string-value="Italy ">
            <text:p>Italy </text:p>
          </table:table-cell>
          <table:table-cell office:value-type="string" office:string-value="175.66790352504637" table:style-name="ce2">
            <text:p>175.66790352504637</text:p>
          </table:table-cell>
          <table:table-cell office:value-type="string" office:string-value="169.24347014925374" table:style-name="ce2">
            <text:p>169.24347014925374</text:p>
          </table:table-cell>
          <table:table-cell office:value-type="string" office:string-value="178.53961748633878" table:style-name="ce2">
            <text:p>178.53961748633878</text:p>
          </table:table-cell>
          <table:table-cell office:value-type="string" office:string-value="174.0109589041096">
            <text:p>174.0109589041096</text:p>
          </table:table-cell>
          <table:table-cell office:value-type="string" office:string-value="163.68032786885246">
            <text:p>163.68032786885246</text:p>
          </table:table-cell>
          <table:table-cell office:value-type="string" office:string-value="182.14885844748858">
            <text:p>182.14885844748858</text:p>
          </table:table-cell>
          <table:table-cell office:value-type="string" office:string-value="168.6440135918449">
            <text:p>168.6440135918449</text:p>
          </table:table-cell>
          <table:table-cell office:value-type="string" office:string-value="181.44595234338016">
            <text:p>181.44595234338016</text:p>
          </table:table-cell>
        </table:table-row>
        <table:table-row>
          <table:table-cell office:value-type="string" office:string-value="Jan Mayen [Norway]">
            <text:p>Jan Mayen [Norway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0.5193370165745856">
            <text:p>0.5193370165745856</text:p>
          </table:table-cell>
          <table:table-cell office:value-type="string" office:string-value="47.668508287292816">
            <text:p>47.668508287292816</text:p>
          </table:table-cell>
          <table:table-cell office:value-type="string" office:string-value="27.885245901639344">
            <text:p>27.885245901639344</text:p>
          </table:table-cell>
          <table:table-cell office:value-type="string" office:string-value="7.64931506849315">
            <text:p>7.64931506849315</text:p>
          </table:table-cell>
        </table:table-row>
        <table:table-row>
          <table:table-cell office:value-type="string" office:string-value="Japan">
            <text:p>Japan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137.1639344262295">
            <text:p>137.1639344262295</text:p>
          </table:table-cell>
          <table:table-cell office:value-type="string" office:string-value="195.13876799464344">
            <text:p>195.13876799464344</text:p>
          </table:table-cell>
          <table:table-cell office:value-type="string" office:string-value="182.65706873241496">
            <text:p>182.65706873241496</text:p>
          </table:table-cell>
          <table:table-cell office:value-type="string" office:string-value="176.59938259695159">
            <text:p>176.59938259695159</text:p>
          </table:table-cell>
        </table:table-row>
        <table:table-row>
          <table:table-cell office:value-type="string" office:string-value="Johnston Atoll [United States]">
            <text:p>Johnston Atoll [United States]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79.606648199446">
            <text:p>279.606648199446</text:p>
          </table:table-cell>
          <table:table-cell office:value-type="string" office:string-value="285.8169398907104">
            <text:p>285.8169398907104</text:p>
          </table:table-cell>
        </table:table-row>
        <table:table-row>
          <table:table-cell office:value-type="string" office:string-value="Jordan">
            <text:p>Jordan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55.890756302521">
            <text:p>255.890756302521</text:p>
          </table:table-cell>
        </table:table-row>
        <table:table-row>
          <table:table-cell office:value-type="string" office:string-value="Kazakhstan ">
            <text:p>Kazakhstan </text:p>
          </table:table-cell>
          <table:table-cell office:value-type="string" office:string-value="-49.25503355704698" table:style-name="ce2">
            <text:p>-49.25503355704698</text:p>
          </table:table-cell>
          <table:table-cell office:value-type="string" office:string-value="95.53431140558448" table:style-name="ce2">
            <text:p>95.53431140558448</text:p>
          </table:table-cell>
          <table:table-cell office:value-type="string" office:string-value="128.83145161290324" table:style-name="ce2">
            <text:p>128.83145161290324</text:p>
          </table:table-cell>
          <table:table-cell office:value-type="string" office:string-value="115.29127117066815">
            <text:p>115.29127117066815</text:p>
          </table:table-cell>
          <table:table-cell office:value-type="string" office:string-value="120.97977230021002">
            <text:p>120.97977230021002</text:p>
          </table:table-cell>
          <table:table-cell office:value-type="string" office:string-value="101.44151138716356">
            <text:p>101.44151138716356</text:p>
          </table:table-cell>
          <table:table-cell office:value-type="string" office:string-value="114.82551658127358">
            <text:p>114.82551658127358</text:p>
          </table:table-cell>
          <table:table-cell office:value-type="string" office:string-value="107.57690643122999">
            <text:p>107.57690643122999</text:p>
          </table:table-cell>
        </table:table-row>
        <table:table-row>
          <table:table-cell office:value-type="string" office:string-value="Kenya">
            <text:p>Kenya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79.7708830548926">
            <text:p>279.7708830548926</text:p>
          </table:table-cell>
        </table:table-row>
        <table:table-row>
          <table:table-cell office:value-type="string" office:string-value="Kiribati">
            <text:p>Kiribati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9.06301369863013">
            <text:p>309.06301369863013</text:p>
          </table:table-cell>
          <table:table-cell office:value-type="string" office:string-value="320.57162921348316">
            <text:p>320.57162921348316</text:p>
          </table:table-cell>
        </table:table-row>
        <table:table-row>
          <table:table-cell office:value-type="string" office:string-value="Korea">
            <text:p>Kore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string" office:string-value="182.65753424657535" table:style-name="ce2">
            <text:p>182.65753424657535</text:p>
          </table:table-cell>
          <table:table-cell office:value-type="string" office:string-value="166.63114754098362">
            <text:p>166.63114754098362</text:p>
          </table:table-cell>
          <table:table-cell office:value-type="string" office:string-value="159.61618589743588">
            <text:p>159.61618589743588</text:p>
          </table:table-cell>
          <table:table-cell office:value-type="string" office:string-value="155.76394176931692">
            <text:p>155.76394176931692</text:p>
          </table:table-cell>
          <table:table-cell office:value-type="string" office:string-value="154.37013446567587">
            <text:p>154.37013446567587</text:p>
          </table:table-cell>
        </table:table-row>
        <table:table-row>
          <table:table-cell office:value-type="string" office:string-value="Kuwait">
            <text:p>Kuwai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21.6912568306011">
            <text:p>321.6912568306011</text:p>
          </table:table-cell>
          <table:table-cell office:value-type="string" office:string-value="329.1890410958904">
            <text:p>329.1890410958904</text:p>
          </table:table-cell>
        </table:table-row>
        <table:table-row>
          <table:table-cell office:value-type="string" office:string-value="Kyrgyzstan">
            <text:p>Kyrgyzstan</text:p>
          </table:table-cell>
          <table:table-cell office:value-type="string" office:string-value="">
            <text:p/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string" office:string-value="88.6986301369863" table:style-name="ce2">
            <text:p>88.6986301369863</text:p>
          </table:table-cell>
          <table:table-cell office:value-type="string" office:string-value="146.30327868852459">
            <text:p>146.30327868852459</text:p>
          </table:table-cell>
          <table:table-cell office:value-type="string" office:string-value="121.13953488372093">
            <text:p>121.13953488372093</text:p>
          </table:table-cell>
          <table:table-cell office:value-type="string" office:string-value="114.22947576656776">
            <text:p>114.22947576656776</text:p>
          </table:table-cell>
          <table:table-cell office:value-type="string" office:string-value="155.72191930207197">
            <text:p>155.72191930207197</text:p>
          </table:table-cell>
        </table:table-row>
        <table:table-row>
          <table:table-cell office:value-type="string" office:string-value="Laos">
            <text:p>Laos</text:p>
          </table:table-cell>
          <table:table-cell office:value-type="string" office:string-value="">
            <text:p/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8.23376623376623">
            <text:p>308.23376623376623</text:p>
          </table:table-cell>
          <table:table-cell office:value-type="string" office:string-value="313.3086592178771">
            <text:p>313.3086592178771</text:p>
          </table:table-cell>
        </table:table-row>
        <table:table-row>
          <table:table-cell office:value-type="string" office:string-value="Latvia">
            <text:p>Latvia</text:p>
          </table:table-cell>
          <table:table-cell office:value-type="string" office:string-value="">
            <text:p/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string" office:string-value="105.81095890410958" table:style-name="ce2">
            <text:p>105.81095890410958</text:p>
          </table:table-cell>
          <table:table-cell office:value-type="string" office:string-value="81.60109289617486">
            <text:p>81.60109289617486</text:p>
          </table:table-cell>
          <table:table-cell office:value-type="string" office:string-value="86.57830188679246">
            <text:p>86.57830188679246</text:p>
          </table:table-cell>
          <table:table-cell office:value-type="string" office:string-value="87.67196819085487">
            <text:p>87.67196819085487</text:p>
          </table:table-cell>
          <table:table-cell office:value-type="string" office:string-value="88.4972804972805">
            <text:p>88.4972804972805</text:p>
          </table:table-cell>
        </table:table-row>
        <table:table-row>
          <table:table-cell office:value-type="string" office:string-value="Lebanon">
            <text:p>Lebanon</text:p>
          </table:table-cell>
          <table:table-cell office:value-type="string" office:string-value="">
            <text:p/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string" office:string-value="224.01643835616437" table:style-name="ce2">
            <text:p>224.0164383561643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38.05191256830602">
            <text:p>238.05191256830602</text:p>
          </table:table-cell>
          <table:table-cell office:value-type="string" office:string-value="221.12876712328767">
            <text:p>221.12876712328767</text:p>
          </table:table-cell>
        </table:table-row>
        <table:table-row>
          <table:table-cell office:value-type="string" office:string-value="Libya">
            <text:p>Libya</text:p>
          </table:table-cell>
          <table:table-cell office:value-type="string" office:string-value="">
            <text:p/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string" office:string-value="248.45530353569046" table:style-name="ce2">
            <text:p>248.45530353569046</text:p>
          </table:table-cell>
          <table:table-cell office:value-type="string" office:string-value="243.5414847161572">
            <text:p>243.5414847161572</text:p>
          </table:table-cell>
          <table:table-cell office:value-type="string" office:string-value="245.8017979452055">
            <text:p>245.8017979452055</text:p>
          </table:table-cell>
          <table:table-cell office:value-type="string" office:string-value="269.83084577114425">
            <text:p>269.83084577114425</text:p>
          </table:table-cell>
          <table:table-cell office:value-type="string" office:string-value="257.71546961325964">
            <text:p>257.71546961325964</text:p>
          </table:table-cell>
        </table:table-row>
        <table:table-row>
          <table:table-cell office:value-type="string" office:string-value="Lithuania ">
            <text:p>Lithuania </text:p>
          </table:table-cell>
          <table:table-cell office:value-type="string" office:string-value="90.09065155807366" table:style-name="ce4">
            <text:p>90.09065155807366</text:p>
          </table:table-cell>
          <table:table-cell office:value-type="string" office:string-value="101.46458923512748" table:style-name="ce1">
            <text:p>101.46458923512748</text:p>
          </table:table-cell>
          <table:table-cell office:value-type="string" office:string-value="79.80281690140845" table:style-name="ce1">
            <text:p>79.80281690140845</text:p>
          </table:table-cell>
          <table:table-cell office:value-type="string" office:string-value="107.01780821917808">
            <text:p>107.01780821917808</text:p>
          </table:table-cell>
          <table:table-cell office:value-type="string" office:string-value="81.85997267759562">
            <text:p>81.85997267759562</text:p>
          </table:table-cell>
          <table:table-cell office:value-type="string" office:string-value="105.56917808219178">
            <text:p>105.56917808219178</text:p>
          </table:table-cell>
          <table:table-cell office:value-type="string" office:string-value="104.24753018660812">
            <text:p>104.24753018660812</text:p>
          </table:table-cell>
          <table:table-cell office:value-type="string" office:string-value="94.71945205479452">
            <text:p>94.71945205479452</text:p>
          </table:table-cell>
        </table:table-row>
        <table:table-row>
          <table:table-cell office:value-type="string" office:string-value="Luxembourg">
            <text:p>Luxembourg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3.53150684931506">
            <text:p>123.53150684931506</text:p>
          </table:table-cell>
          <table:table-cell office:value-type="string" office:string-value="122.10382513661202">
            <text:p>122.10382513661202</text:p>
          </table:table-cell>
          <table:table-cell office:value-type="string" office:string-value="122.17260273972603">
            <text:p>122.17260273972603</text:p>
          </table:table-cell>
        </table:table-row>
        <table:table-row>
          <table:table-cell office:value-type="string" office:string-value="Macau S.A.R">
            <text:p>Macau S.A.R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64.4190871369295">
            <text:p>264.4190871369295</text:p>
          </table:table-cell>
        </table:table-row>
        <table:table-row>
          <table:table-cell office:value-type="string" office:string-value="Malaysia">
            <text:p>Malays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7.6875">
            <text:p>307.6875</text:p>
          </table:table-cell>
          <table:table-cell office:value-type="string" office:string-value="308.7304463102077">
            <text:p>308.7304463102077</text:p>
          </table:table-cell>
          <table:table-cell office:value-type="string" office:string-value="312.8232876712329">
            <text:p>312.8232876712329</text:p>
          </table:table-cell>
        </table:table-row>
        <table:table-row>
          <table:table-cell office:value-type="string" office:string-value="Mali">
            <text:p>Mali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50.0">
            <text:p>350.0</text:p>
          </table:table-cell>
        </table:table-row>
        <table:table-row>
          <table:table-cell office:value-type="string" office:string-value="Malta">
            <text:p>Malt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6.8005617977528">
            <text:p>226.8005617977528</text:p>
          </table:table-cell>
          <table:table-cell office:value-type="string" office:string-value="220.35294117647058">
            <text:p>220.35294117647058</text:p>
          </table:table-cell>
        </table:table-row>
        <table:table-row>
          <table:table-cell office:value-type="string" office:string-value="Marshall Islands">
            <text:p>Marshall Islands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9.1159830268741">
            <text:p>299.1159830268741</text:p>
          </table:table-cell>
          <table:table-cell office:value-type="string" office:string-value="301.7098646034816">
            <text:p>301.7098646034816</text:p>
          </table:table-cell>
        </table:table-row>
        <table:table-row>
          <table:table-cell office:value-type="string" office:string-value="Martinique [France]">
            <text:p>Martinique [France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7.4492753623188">
            <text:p>297.4492753623188</text:p>
          </table:table-cell>
        </table:table-row>
        <table:table-row>
          <table:table-cell office:value-type="string" office:string-value="Mauritania">
            <text:p>Mauritan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315.0433566433566">
            <text:p>315.0433566433566</text:p>
          </table:table-cell>
          <table:table-cell office:value-type="string" office:string-value="333.54864532019707">
            <text:p>333.54864532019707</text:p>
          </table:table-cell>
          <table:table-cell office:value-type="string" office:string-value="343.33722373975667">
            <text:p>343.33722373975667</text:p>
          </table:table-cell>
          <table:table-cell office:value-type="string" office:string-value="357.36673189823875">
            <text:p>357.36673189823875</text:p>
          </table:table-cell>
        </table:table-row>
        <table:table-row>
          <table:table-cell office:value-type="string" office:string-value="Mauritius">
            <text:p>Mauritius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79.44840182648403">
            <text:p>279.44840182648403</text:p>
          </table:table-cell>
          <table:table-cell office:value-type="string" office:string-value="265.9296803652968">
            <text:p>265.9296803652968</text:p>
          </table:table-cell>
        </table:table-row>
        <table:table-row>
          <table:table-cell office:value-type="string" office:string-value="México">
            <text:p>México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string" office:string-value="224.46019900497512" table:style-name="ce1">
            <text:p>224.46019900497512</text:p>
          </table:table-cell>
          <table:table-cell office:value-type="string" office:string-value="277.41510340505533">
            <text:p>277.41510340505533</text:p>
          </table:table-cell>
          <table:table-cell office:value-type="string" office:string-value="280.694802664539">
            <text:p>280.694802664539</text:p>
          </table:table-cell>
          <table:table-cell office:value-type="string" office:string-value="289.0267821363373">
            <text:p>289.0267821363373</text:p>
          </table:table-cell>
          <table:table-cell office:value-type="string" office:string-value="285.50002964815724">
            <text:p>285.50002964815724</text:p>
          </table:table-cell>
          <table:table-cell office:value-type="string" office:string-value="278.49688392854887">
            <text:p>278.49688392854887</text:p>
          </table:table-cell>
        </table:table-row>
        <table:table-row>
          <table:table-cell office:value-type="string" office:string-value="Midway Islands [United States}">
            <text:p>Midway Islands [United States}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40.9160583941606">
            <text:p>240.9160583941606</text:p>
          </table:table-cell>
          <table:table-cell office:value-type="string" office:string-value="238.8523206751055">
            <text:p>238.8523206751055</text:p>
          </table:table-cell>
          <table:table-cell office:value-type="string" office:string-value="248.58356164383562">
            <text:p>248.58356164383562</text:p>
          </table:table-cell>
        </table:table-row>
        <table:table-row>
          <table:table-cell office:value-type="string" office:string-value="Moldova ">
            <text:p>Moldova </text:p>
          </table:table-cell>
          <table:table-cell office:value-type="string" office:string-value="160.1917808219178" table:style-name="ce4">
            <text:p>160.1917808219178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36.94045174537987">
            <text:p>136.94045174537987</text:p>
          </table:table-cell>
          <table:table-cell office:value-type="string" office:string-value="146.69107551487414">
            <text:p>146.69107551487414</text:p>
          </table:table-cell>
          <table:table-cell office:value-type="string" office:string-value="142.58830409356725">
            <text:p>142.58830409356725</text:p>
          </table:table-cell>
        </table:table-row>
        <table:table-row>
          <table:table-cell office:value-type="string" office:string-value="Mongolia">
            <text:p>Mongol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3.32994767620806">
            <text:p>83.32994767620806</text:p>
          </table:table-cell>
          <table:table-cell office:value-type="string" office:string-value="70.87239902080783">
            <text:p>70.87239902080783</text:p>
          </table:table-cell>
        </table:table-row>
        <table:table-row>
          <table:table-cell office:value-type="string" office:string-value="Morocco">
            <text:p>Morocco</text:p>
          </table:table-cell>
          <table:table-cell office:value-type="float" office:value="0" table:style-name="ce4">
            <text:p>0,00</text:p>
          </table:table-cell>
          <table:table-cell office:value-type="string" office:string-value="229.91620111731842" table:style-name="ce1">
            <text:p>229.91620111731842</text:p>
          </table:table-cell>
          <table:table-cell office:value-type="string" office:string-value="225.96314907872696" table:style-name="ce1">
            <text:p>225.96314907872696</text:p>
          </table:table-cell>
          <table:table-cell office:value-type="string" office:string-value="201.26984126984127">
            <text:p>201.26984126984127</text:p>
          </table:table-cell>
          <table:table-cell office:value-type="string" office:string-value="">
            <text:p/>
          </table:table-cell>
          <table:table-cell office:value-type="string" office:string-value="227.43835616438355">
            <text:p>227.43835616438355</text:p>
          </table:table-cell>
          <table:table-cell office:value-type="string" office:string-value="237.61944604731679">
            <text:p>237.61944604731679</text:p>
          </table:table-cell>
        </table:table-row>
        <table:table-row>
          <table:table-cell office:value-type="string" office:string-value="Mozambique">
            <text:p>Mozambique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82.7103825136612">
            <text:p>282.7103825136612</text:p>
          </table:table-cell>
          <table:table-cell office:value-type="string" office:string-value="307.9908675799087">
            <text:p>307.9908675799087</text:p>
          </table:table-cell>
        </table:table-row>
        <table:table-row>
          <table:table-cell office:value-type="string" office:string-value="Namibia">
            <text:p>Namib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61.31641791044774">
            <text:p>261.31641791044774</text:p>
          </table:table-cell>
          <table:table-cell office:value-type="string" office:string-value="268.88524590163934">
            <text:p>268.88524590163934</text:p>
          </table:table-cell>
        </table:table-row>
        <table:table-row>
          <table:table-cell office:value-type="string" office:string-value="Netherlands">
            <text:p>Netherlands</text:p>
          </table:table-cell>
          <table:table-cell office:value-type="float" office:value="0" table:style-name="ce4">
            <text:p>0,00</text:p>
          </table:table-cell>
          <table:table-cell office:value-type="string" office:string-value="128.0517123287671" table:style-name="ce1">
            <text:p>128.0517123287671</text:p>
          </table:table-cell>
          <table:table-cell office:value-type="string" office:string-value="132.65129781420765" table:style-name="ce1">
            <text:p>132.65129781420765</text:p>
          </table:table-cell>
          <table:table-cell office:value-type="string" office:string-value="133.32808219178082">
            <text:p>133.32808219178082</text:p>
          </table:table-cell>
          <table:table-cell office:value-type="string" office:string-value="114.9839480874317">
            <text:p>114.9839480874317</text:p>
          </table:table-cell>
          <table:table-cell office:value-type="string" office:string-value="128.3174992338339">
            <text:p>128.3174992338339</text:p>
          </table:table-cell>
          <table:table-cell office:value-type="string" office:string-value="131.84044591534575">
            <text:p>131.84044591534575</text:p>
          </table:table-cell>
          <table:table-cell office:value-type="string" office:string-value="129.27191780821917">
            <text:p>129.27191780821917</text:p>
          </table:table-cell>
        </table:table-row>
        <table:table-row>
          <table:table-cell office:value-type="string" office:string-value="New Caledonia [France]">
            <text:p>New Caledonia [France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62.9836065573771">
            <text:p>262.9836065573771</text:p>
          </table:table-cell>
          <table:table-cell office:value-type="string" office:string-value="262.2821917808219">
            <text:p>262.2821917808219</text:p>
          </table:table-cell>
        </table:table-row>
        <table:table-row>
          <table:table-cell office:value-type="string" office:string-value="New Zealand">
            <text:p>New Zealand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201.03010033444815">
            <text:p>201.03010033444815</text:p>
          </table:table-cell>
          <table:table-cell office:value-type="string" office:string-value="154.32236842105263">
            <text:p>154.32236842105263</text:p>
          </table:table-cell>
          <table:table-cell office:value-type="string" office:string-value="155.01251676352257">
            <text:p>155.01251676352257</text:p>
          </table:table-cell>
          <table:table-cell office:value-type="string" office:string-value="196.16164383561645">
            <text:p>196.16164383561645</text:p>
          </table:table-cell>
        </table:table-row>
        <table:table-row>
          <table:table-cell office:value-type="string" office:string-value="Niger">
            <text:p>Niger</text:p>
          </table:table-cell>
          <table:table-cell office:value-type="float" office:value="0" table:style-name="ce4">
            <text:p>0,00</text:p>
          </table:table-cell>
          <table:table-cell office:value-type="string" office:string-value="311.4967320261438" table:style-name="ce1">
            <text:p>311.4967320261438</text:p>
          </table:table-cell>
          <table:table-cell office:value-type="string" office:string-value="389.45787545787545" table:style-name="ce1">
            <text:p>389.45787545787545</text:p>
          </table:table-cell>
          <table:table-cell office:value-type="string" office:string-value="332.9346314325452">
            <text:p>332.9346314325452</text:p>
          </table:table-cell>
          <table:table-cell office:value-type="string" office:string-value="371.6531791907515">
            <text:p>371.6531791907515</text:p>
          </table:table-cell>
          <table:table-cell office:value-type="string" office:string-value="354.9717686133407">
            <text:p>354.9717686133407</text:p>
          </table:table-cell>
          <table:table-cell office:value-type="string" office:string-value="359.006589785832">
            <text:p>359.006589785832</text:p>
          </table:table-cell>
          <table:table-cell office:value-type="string" office:string-value="359.7228310502283">
            <text:p>359.7228310502283</text:p>
          </table:table-cell>
        </table:table-row>
        <table:table-row>
          <table:table-cell office:value-type="string" office:string-value="Norfolk Island [Australia]">
            <text:p>Norfolk Island [Australia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17.42296918767508">
            <text:p>217.42296918767508</text:p>
          </table:table-cell>
        </table:table-row>
        <table:table-row>
          <table:table-cell office:value-type="string" office:string-value="Northern Mariana Islands [United States]">
            <text:p>Northern Mariana Islands [United States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6.5164835164835">
            <text:p>296.5164835164835</text:p>
          </table:table-cell>
          <table:table-cell office:value-type="string" office:string-value="303.633608815427">
            <text:p>303.633608815427</text:p>
          </table:table-cell>
          <table:table-cell office:value-type="string" office:string-value="306.2301369863014">
            <text:p>306.2301369863014</text:p>
          </table:table-cell>
        </table:table-row>
        <table:table-row>
          <table:table-cell office:value-type="string" office:string-value="Norway">
            <text:p>Norway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60.4466966966967">
            <text:p>60.4466966966967</text:p>
          </table:table-cell>
          <table:table-cell office:value-type="string" office:string-value="78.92198860286894">
            <text:p>78.92198860286894</text:p>
          </table:table-cell>
          <table:table-cell office:value-type="string" office:string-value="75.7745838203241">
            <text:p>75.7745838203241</text:p>
          </table:table-cell>
          <table:table-cell office:value-type="string" office:string-value="60.302951388888886">
            <text:p>60.302951388888886</text:p>
          </table:table-cell>
        </table:table-row>
        <table:table-row>
          <table:table-cell office:value-type="string" office:string-value="Oman">
            <text:p>Oman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5.83287671232875">
            <text:p>295.83287671232875</text:p>
          </table:table-cell>
        </table:table-row>
        <table:table-row>
          <table:table-cell office:value-type="string" office:string-value="Palau">
            <text:p>Palau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97.29639889196676">
            <text:p>297.29639889196676</text:p>
          </table:table-cell>
          <table:table-cell office:value-type="string" office:string-value="308.76502732240436">
            <text:p>308.76502732240436</text:p>
          </table:table-cell>
        </table:table-row>
        <table:table-row>
          <table:table-cell office:value-type="string" office:string-value="Panama">
            <text:p>Panam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1.0082191780822">
            <text:p>301.0082191780822</text:p>
          </table:table-cell>
          <table:table-cell office:value-type="string" office:string-value="309.3497267759563">
            <text:p>309.3497267759563</text:p>
          </table:table-cell>
        </table:table-row>
        <table:table-row>
          <table:table-cell office:value-type="string" office:string-value="Papua New Guinea">
            <text:p>Papua New Guinea</text:p>
          </table:table-cell>
          <table:table-cell office:value-type="float" office:value="0" table:style-name="ce4"/>
          <table:table-cell office:value-type="float" office:value="0" table:style-name="ce1" table:number-columns-repeated="2"/>
          <table:table-cell office:value-type="string" office:string-value="" table:number-columns-repeated="4"/>
          <table:table-cell office:value-type="string" office:string-value="305.2770919067215">
            <text:p>305.2770919067215</text:p>
          </table:table-cell>
        </table:table-row>
        <table:table-row>
          <table:table-cell office:value-type="string" office:string-value="Peru">
            <text:p>Peru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9.151376146789">
            <text:p>229.151376146789</text:p>
          </table:table-cell>
        </table:table-row>
        <table:table-row>
          <table:table-cell office:value-type="string" office:string-value="Philippines">
            <text:p>Philippines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9.26063100137173">
            <text:p>309.26063100137173</text:p>
          </table:table-cell>
          <table:table-cell office:value-type="string" office:string-value="307.70676068021567">
            <text:p>307.70676068021567</text:p>
          </table:table-cell>
          <table:table-cell office:value-type="string" office:string-value="313.18013698630136">
            <text:p>313.18013698630136</text:p>
          </table:table-cell>
        </table:table-row>
        <table:table-row>
          <table:table-cell office:value-type="string" office:string-value="Poland">
            <text:p>Poland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112.34322033898304">
            <text:p>112.34322033898304</text:p>
          </table:table-cell>
          <table:table-cell office:value-type="string" office:string-value="">
            <text:p/>
          </table:table-cell>
          <table:table-cell office:value-type="string" office:string-value="125.49152542372882">
            <text:p>125.49152542372882</text:p>
          </table:table-cell>
          <table:table-cell office:value-type="string" office:string-value="108.95342465753424">
            <text:p>108.95342465753424</text:p>
          </table:table-cell>
        </table:table-row>
        <table:table-row>
          <table:table-cell office:value-type="string" office:string-value="Portugal ">
            <text:p>Portugal </text:p>
          </table:table-cell>
          <table:table-cell office:value-type="string" office:string-value="138.0" table:style-name="ce4">
            <text:p>138.0</text:p>
          </table:table-cell>
          <table:table-cell office:value-type="string" office:string-value="193.26849315068492" table:style-name="ce1">
            <text:p>193.26849315068492</text:p>
          </table:table-cell>
          <table:table-cell office:value-type="string" office:string-value="200.22267759562843" table:style-name="ce1">
            <text:p>200.22267759562843</text:p>
          </table:table-cell>
          <table:table-cell office:value-type="string" office:string-value="199.67125171939477">
            <text:p>199.67125171939477</text:p>
          </table:table-cell>
          <table:table-cell office:value-type="string" office:string-value="205.35238095238094">
            <text:p>205.35238095238094</text:p>
          </table:table-cell>
          <table:table-cell office:value-type="string" office:string-value="204.4745605920444">
            <text:p>204.4745605920444</text:p>
          </table:table-cell>
          <table:table-cell office:value-type="string" office:string-value="199.76541764246682">
            <text:p>199.76541764246682</text:p>
          </table:table-cell>
          <table:table-cell office:value-type="string" office:string-value="218.7890410958904">
            <text:p>218.7890410958904</text:p>
          </table:table-cell>
        </table:table-row>
        <table:table-row>
          <table:table-cell office:value-type="string" office:string-value="Puerto Rico [United States]">
            <text:p>Puerto Rico [United States]</text:p>
          </table:table-cell>
          <table:table-cell office:value-type="string" office:string-value="303.8955164131305" table:style-name="ce4">
            <text:p>303.8955164131305</text:p>
          </table:table-cell>
          <table:table-cell office:value-type="string" office:string-value="302.83931203931206" table:style-name="ce1">
            <text:p>302.83931203931206</text:p>
          </table:table-cell>
          <table:table-cell office:value-type="string" office:string-value="308.0040311744155" table:style-name="ce1">
            <text:p>308.0040311744155</text:p>
          </table:table-cell>
          <table:table-cell office:value-type="string" office:string-value="306.40532859680286">
            <text:p>306.40532859680286</text:p>
          </table:table-cell>
          <table:table-cell office:value-type="string" office:string-value="301.6972564993411">
            <text:p>301.6972564993411</text:p>
          </table:table-cell>
          <table:table-cell office:value-type="string" office:string-value="292.2347284449787">
            <text:p>292.2347284449787</text:p>
          </table:table-cell>
          <table:table-cell office:value-type="string" office:string-value="301.68803022269356">
            <text:p>301.68803022269356</text:p>
          </table:table-cell>
          <table:table-cell office:value-type="string" office:string-value="303.20722039273085">
            <text:p>303.20722039273085</text:p>
          </table:table-cell>
        </table:table-row>
        <table:table-row>
          <table:table-cell office:value-type="string" office:string-value="Romania ">
            <text:p>Romania </text:p>
          </table:table-cell>
          <table:table-cell office:value-type="string" office:string-value="165.3593607305936" table:style-name="ce4">
            <text:p>165.3593607305936</text:p>
          </table:table-cell>
          <table:table-cell office:value-type="string" office:string-value="170.5331506849315" table:style-name="ce1">
            <text:p>170.5331506849315</text:p>
          </table:table-cell>
          <table:table-cell office:value-type="string" office:string-value="161.1652078774617" table:style-name="ce1">
            <text:p>161.1652078774617</text:p>
          </table:table-cell>
          <table:table-cell office:value-type="string" office:string-value="174.5050100200401">
            <text:p>174.5050100200401</text:p>
          </table:table-cell>
          <table:table-cell office:value-type="string" office:string-value="140.6357044198895">
            <text:p>140.6357044198895</text:p>
          </table:table-cell>
          <table:table-cell office:value-type="string" office:string-value="182.00252844500633">
            <text:p>182.00252844500633</text:p>
          </table:table-cell>
          <table:table-cell office:value-type="string" office:string-value="158.16732909379968">
            <text:p>158.16732909379968</text:p>
          </table:table-cell>
          <table:table-cell office:value-type="string" office:string-value="143.58036529680365">
            <text:p>143.58036529680365</text:p>
          </table:table-cell>
        </table:table-row>
        <table:table-row>
          <table:table-cell office:value-type="string" office:string-value="Russia ">
            <text:p>Russia </text:p>
          </table:table-cell>
          <table:table-cell office:value-type="string" office:string-value="54.10369366316503" table:style-name="ce4">
            <text:p>54.10369366316503</text:p>
          </table:table-cell>
          <table:table-cell office:value-type="string" office:string-value="67.56462945777542" table:style-name="ce1">
            <text:p>67.56462945777542</text:p>
          </table:table-cell>
          <table:table-cell office:value-type="string" office:string-value="68.13336315419515" table:style-name="ce1">
            <text:p>68.13336315419515</text:p>
          </table:table-cell>
          <table:table-cell office:value-type="string" office:string-value="53.6630740393627">
            <text:p>53.6630740393627</text:p>
          </table:table-cell>
          <table:table-cell office:value-type="string" office:string-value="39.74576911194261">
            <text:p>39.74576911194261</text:p>
          </table:table-cell>
          <table:table-cell office:value-type="string" office:string-value="39.137728049454694">
            <text:p>39.137728049454694</text:p>
          </table:table-cell>
          <table:table-cell office:value-type="string" office:string-value="33.29242588998079">
            <text:p>33.29242588998079</text:p>
          </table:table-cell>
          <table:table-cell office:value-type="string" office:string-value="42.51614832956809">
            <text:p>42.51614832956809</text:p>
          </table:table-cell>
        </table:table-row>
        <table:table-row>
          <table:table-cell office:value-type="string" office:string-value="Saint Helena [United Kingdom]">
            <text:p>Saint Helena [United Kingdom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80.1525658807212">
            <text:p>280.1525658807212</text:p>
          </table:table-cell>
          <table:table-cell office:value-type="string" office:string-value="140.57417582417582">
            <text:p>140.57417582417582</text:p>
          </table:table-cell>
        </table:table-row>
        <table:table-row>
          <table:table-cell office:value-type="string" office:string-value="Saudi Arabia">
            <text:p>Saudi Arab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20.46301369863016">
            <text:p>320.46301369863016</text:p>
          </table:table-cell>
          <table:table-cell office:value-type="string" office:string-value="336.9030054644809">
            <text:p>336.9030054644809</text:p>
          </table:table-cell>
        </table:table-row>
        <table:table-row>
          <table:table-cell office:value-type="string" office:string-value="Senegal">
            <text:p>Senegal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326.0138888888889">
            <text:p>326.0138888888889</text:p>
          </table:table-cell>
          <table:table-cell office:value-type="string" office:string-value="330.42857142857144">
            <text:p>330.42857142857144</text:p>
          </table:table-cell>
          <table:table-cell office:value-type="string" office:string-value="335.25918079096044">
            <text:p>335.25918079096044</text:p>
          </table:table-cell>
        </table:table-row>
        <table:table-row>
          <table:table-cell office:value-type="string" office:string-value="Serbia">
            <text:p>Serbi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145.8306010928962">
            <text:p>145.8306010928962</text:p>
          </table:table-cell>
          <table:table-cell office:value-type="string" office:string-value="189.7890410958904">
            <text:p>189.7890410958904</text:p>
          </table:table-cell>
          <table:table-cell office:value-type="string" office:string-value="172.17577413479052">
            <text:p>172.17577413479052</text:p>
          </table:table-cell>
          <table:table-cell office:value-type="string" office:string-value="158.4027397260274">
            <text:p>158.4027397260274</text:p>
          </table:table-cell>
        </table:table-row>
        <table:table-row>
          <table:table-cell office:value-type="string" office:string-value="Slovakia">
            <text:p>Slovakia</text:p>
          </table:table-cell>
          <table:table-cell office:value-type="float" office:value="0" table:style-name="ce4">
            <text:p>0,00</text:p>
          </table:table-cell>
          <table:table-cell office:value-type="string" office:string-value="150.26575342465753" table:style-name="ce1">
            <text:p>150.26575342465753</text:p>
          </table:table-cell>
          <table:table-cell office:value-type="string" office:string-value="150.04371584699453" table:style-name="ce1">
            <text:p>150.04371584699453</text:p>
          </table:table-cell>
          <table:table-cell office:value-type="string" office:string-value="155.56986301369864">
            <text:p>155.56986301369864</text:p>
          </table:table-cell>
          <table:table-cell office:value-type="string" office:string-value="122.64207650273224">
            <text:p>122.64207650273224</text:p>
          </table:table-cell>
          <table:table-cell office:value-type="string" office:string-value="158.5972602739726">
            <text:p>158.5972602739726</text:p>
          </table:table-cell>
          <table:table-cell office:value-type="string" office:string-value="130.0497484628284">
            <text:p>130.0497484628284</text:p>
          </table:table-cell>
          <table:table-cell office:value-type="string" office:string-value="117.49178082191781">
            <text:p>117.49178082191781</text:p>
          </table:table-cell>
        </table:table-row>
        <table:table-row>
          <table:table-cell office:value-type="string" office:string-value="Slovenia ">
            <text:p>Slovenia </text:p>
          </table:table-cell>
          <table:table-cell office:value-type="string" office:string-value="146.24931506849316" table:style-name="ce4">
            <text:p>146.24931506849316</text:p>
          </table:table-cell>
          <table:table-cell office:value-type="string" office:string-value="143.2027397260274" table:style-name="ce1">
            <text:p>143.2027397260274</text:p>
          </table:table-cell>
          <table:table-cell office:value-type="float" office:value="0" table:style-name="ce1">
            <text:p>0,000</text:p>
          </table:table-cell>
          <table:table-cell office:value-type="string" office:string-value="151.6986301369863">
            <text:p>151.6986301369863</text:p>
          </table:table-cell>
          <table:table-cell office:value-type="string" office:string-value="129.02459016393442">
            <text:p>129.02459016393442</text:p>
          </table:table-cell>
          <table:table-cell office:value-type="string" office:string-value="160.24383561643836">
            <text:p>160.24383561643836</text:p>
          </table:table-cell>
          <table:table-cell office:value-type="string" office:string-value="77.78052126200275">
            <text:p>77.78052126200275</text:p>
          </table:table-cell>
          <table:table-cell office:value-type="string" office:string-value="101.83506849315069">
            <text:p>101.83506849315069</text:p>
          </table:table-cell>
        </table:table-row>
        <table:table-row>
          <table:table-cell office:value-type="string" office:string-value="South Africa">
            <text:p>South Africa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1.7172131147541">
            <text:p>221.7172131147541</text:p>
          </table:table-cell>
          <table:table-cell office:value-type="string" office:string-value="225.99264705882354">
            <text:p>225.99264705882354</text:p>
          </table:table-cell>
          <table:table-cell office:value-type="string" office:string-value="199.09182530795073">
            <text:p>199.09182530795073</text:p>
          </table:table-cell>
        </table:table-row>
        <table:table-row>
          <table:table-cell office:value-type="string" office:string-value="Spain">
            <text:p>Spain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string" office:string-value="201.8158871566444" table:style-name="ce1">
            <text:p>201.8158871566444</text:p>
          </table:table-cell>
          <table:table-cell office:value-type="string" office:string-value="195.7461607949413">
            <text:p>195.7461607949413</text:p>
          </table:table-cell>
          <table:table-cell office:value-type="string" office:string-value="190.67329479768787">
            <text:p>190.67329479768787</text:p>
          </table:table-cell>
          <table:table-cell office:value-type="string" office:string-value="201.0907081128157">
            <text:p>201.0907081128157</text:p>
          </table:table-cell>
          <table:table-cell office:value-type="string" office:string-value="195.0662257534733">
            <text:p>195.0662257534733</text:p>
          </table:table-cell>
          <table:table-cell office:value-type="string" office:string-value="195.6337450750719">
            <text:p>195.6337450750719</text:p>
          </table:table-cell>
        </table:table-row>
        <table:table-row>
          <table:table-cell office:value-type="string" office:string-value="Sri Lanka">
            <text:p>Sri Lanka</text:p>
          </table:table-cell>
          <table:table-cell office:value-type="string" office:string-value="245.4562937062937" table:style-name="ce4">
            <text:p>245.4562937062937</text:p>
          </table:table-cell>
          <table:table-cell office:value-type="string" office:string-value="252.96712328767123" table:style-name="ce1">
            <text:p>252.96712328767123</text:p>
          </table:table-cell>
          <table:table-cell office:value-type="string" office:string-value="253.44398907103826" table:style-name="ce1">
            <text:p>253.44398907103826</text:p>
          </table:table-cell>
          <table:table-cell office:value-type="string" office:string-value="253.0246575342466">
            <text:p>253.0246575342466</text:p>
          </table:table-cell>
          <table:table-cell office:value-type="string" office:string-value="256.1162790697674">
            <text:p>256.1162790697674</text:p>
          </table:table-cell>
          <table:table-cell office:value-type="string" office:string-value="194.84615384615384">
            <text:p>194.84615384615384</text:p>
          </table:table-cell>
          <table:table-cell office:value-type="string" office:string-value="248.99007092198582">
            <text:p>248.99007092198582</text:p>
          </table:table-cell>
          <table:table-cell office:value-type="string" office:string-value="264.50569476082006">
            <text:p>264.50569476082006</text:p>
          </table:table-cell>
        </table:table-row>
        <table:table-row>
          <table:table-cell office:value-type="string" office:string-value="Sudan">
            <text:p>Sudan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66.69607635206785">
            <text:p>366.69607635206785</text:p>
          </table:table-cell>
          <table:table-cell office:value-type="string" office:string-value="351.8821917808219">
            <text:p>351.8821917808219</text:p>
          </table:table-cell>
        </table:table-row>
        <table:table-row>
          <table:table-cell office:value-type="string" office:string-value="Svalbard [Norway]">
            <text:p>Svalbard [Norway]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1">
            <text:p>0,000</text:p>
          </table:table-cell>
          <table:table-cell office:value-type="string" office:string-value="">
            <text:p/>
          </table:table-cell>
          <table:table-cell office:value-type="string" office:string-value="-27.57103825136612">
            <text:p>-27.57103825136612</text:p>
          </table:table-cell>
          <table:table-cell office:value-type="string" office:string-value="-11.073972602739726">
            <text:p>-11.073972602739726</text:p>
          </table:table-cell>
          <table:table-cell office:value-type="string" office:string-value="-19.325136612021858">
            <text:p>-19.325136612021858</text:p>
          </table:table-cell>
          <table:table-cell office:value-type="string" office:string-value="-33.79178082191781">
            <text:p>-33.79178082191781</text:p>
          </table:table-cell>
        </table:table-row>
        <table:table-row>
          <table:table-cell office:value-type="string" office:string-value="Sweden">
            <text:p>Sweden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1">
            <text:p>0,000</text:p>
          </table:table-cell>
          <table:table-cell office:value-type="string" office:string-value="80.83948087431693" table:style-name="ce1">
            <text:p>80.83948087431693</text:p>
          </table:table-cell>
          <table:table-cell office:value-type="string" office:string-value="84.71835616438356">
            <text:p>84.71835616438356</text:p>
          </table:table-cell>
          <table:table-cell office:value-type="string" office:string-value="65.60974499089254">
            <text:p>65.60974499089254</text:p>
          </table:table-cell>
          <table:table-cell office:value-type="string" office:string-value="96.76831976313842">
            <text:p>96.76831976313842</text:p>
          </table:table-cell>
          <table:table-cell office:value-type="string" office:string-value="82.86492144426481">
            <text:p>82.86492144426481</text:p>
          </table:table-cell>
          <table:table-cell office:value-type="string" office:string-value="70.76952127412589">
            <text:p>70.76952127412589</text:p>
          </table:table-cell>
        </table:table-row>
        <table:table-row>
          <table:table-cell office:value-type="string" office:string-value="Switzerland ">
            <text:p>Switzerland </text:p>
          </table:table-cell>
          <table:table-cell office:value-type="string" office:string-value="28.98904109589041" table:style-name="ce4">
            <text:p>28.98904109589041</text:p>
          </table:table-cell>
          <table:table-cell office:value-type="string" office:string-value="115.48931506849316" table:style-name="ce1">
            <text:p>115.48931506849316</text:p>
          </table:table-cell>
          <table:table-cell office:value-type="string" office:string-value="128.8415300546448" table:style-name="ce1">
            <text:p>128.8415300546448</text:p>
          </table:table-cell>
          <table:table-cell office:value-type="string" office:string-value="125.87013698630138">
            <text:p>125.87013698630138</text:p>
          </table:table-cell>
          <table:table-cell office:value-type="string" office:string-value="110.96120218579235">
            <text:p>110.96120218579235</text:p>
          </table:table-cell>
          <table:table-cell office:value-type="string" office:string-value="131.0690410958904">
            <text:p>131.0690410958904</text:p>
          </table:table-cell>
          <table:table-cell office:value-type="string" office:string-value="131.6615566037736">
            <text:p>131.6615566037736</text:p>
          </table:table-cell>
          <table:table-cell office:value-type="string" office:string-value="109.20547945205479">
            <text:p>109.20547945205479</text:p>
          </table:table-cell>
        </table:table-row>
        <table:table-row>
          <table:table-cell office:value-type="string" office:string-value="Syria" table:style-name="ce2">
            <text:p>Sy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 table:style-name="ce5">
            <text:p>0,0000</text:p>
          </table:table-cell>
          <table:table-cell office:value-type="string" office:string-value="204.79371316306484" table:style-name="ce4">
            <text:p>204.793713163064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67.2224899598394">
            <text:p>267.2224899598394</text:p>
          </table:table-cell>
          <table:table-cell office:value-type="string" office:string-value="262.513698630137">
            <text:p>262.513698630137</text:p>
          </table:table-cell>
        </table:table-row>
        <table:table-row>
          <table:table-cell office:value-type="string" office:string-value="Tajikistan">
            <text:p>Tajikistan</text:p>
          </table:table-cell>
          <table:table-cell office:value-type="float" office:value="0" table:style-name="ce1">
            <text:p>0,000</text:p>
          </table:table-cell>
          <table:table-cell office:value-type="string" office:string-value="265.0" table:style-name="ce5">
            <text:p>265.0</text:p>
          </table:table-cell>
          <table:table-cell office:value-type="float" office:value="0" table:style-name="ce5">
            <text:p>0,0000</text:p>
          </table:table-cell>
          <table:table-cell office:value-type="string" office:string-value="207.32887975334017">
            <text:p>207.32887975334017</text:p>
          </table:table-cell>
          <table:table-cell office:value-type="string" office:string-value="213.25291295407814">
            <text:p>213.25291295407814</text:p>
          </table:table-cell>
          <table:table-cell office:value-type="string" office:string-value="202.41766784452298">
            <text:p>202.41766784452298</text:p>
          </table:table-cell>
          <table:table-cell office:value-type="string" office:string-value="198.4372904091214">
            <text:p>198.4372904091214</text:p>
          </table:table-cell>
          <table:table-cell office:value-type="string" office:string-value="231.32486528098536">
            <text:p>231.32486528098536</text:p>
          </table:table-cell>
        </table:table-row>
        <table:table-row>
          <table:table-cell office:value-type="string" office:string-value="Tanzania">
            <text:p>Tanzania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5">
            <text:p>0,0000</text:p>
          </table:table-cell>
          <table:table-cell office:value-type="float" office:value="0" table:style-name="ce5">
            <text:p>0,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5.56639566395665">
            <text:p>305.56639566395665</text:p>
          </table:table-cell>
        </table:table-row>
        <table:table-row>
          <table:table-cell office:value-type="string" office:string-value="Thailand">
            <text:p>Thailand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5">
            <text:p>0,0000</text:p>
          </table:table-cell>
          <table:table-cell office:value-type="float" office:value="0" table:style-name="ce5">
            <text:p>0,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22.4896013864818">
            <text:p>322.4896013864818</text:p>
          </table:table-cell>
          <table:table-cell office:value-type="string" office:string-value="326.42143540669855">
            <text:p>326.42143540669855</text:p>
          </table:table-cell>
          <table:table-cell office:value-type="string" office:string-value="322.29452900041133">
            <text:p>322.29452900041133</text:p>
          </table:table-cell>
        </table:table-row>
        <table:table-row>
          <table:table-cell office:value-type="string" office:string-value="Togo">
            <text:p>Togo</text:p>
          </table:table-cell>
          <table:table-cell office:value-type="float" office:value="0" table:style-name="ce1">
            <text:p>0,000</text:p>
          </table:table-cell>
          <table:table-cell office:value-type="float" office:value="0" table:style-name="ce5">
            <text:p>0,0000</text:p>
          </table:table-cell>
          <table:table-cell office:value-type="float" office:value="0" table:style-name="ce5">
            <text:p>0,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23.836301369863">
            <text:p>323.836301369863</text:p>
          </table:table-cell>
          <table:table-cell office:value-type="string" office:string-value="319.76666666666665">
            <text:p>319.76666666666665</text:p>
          </table:table-cell>
          <table:table-cell office:value-type="string" office:string-value="326.84383561643835">
            <text:p>326.84383561643835</text:p>
          </table:table-cell>
        </table:table-row>
        <table:table-row>
          <table:table-cell office:value-type="string" office:string-value="Trinidad and Tobago">
            <text:p>Trinidad and Tobago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09.93112947658403">
            <text:p>309.93112947658403</text:p>
          </table:table-cell>
        </table:table-row>
        <table:table-row>
          <table:table-cell office:value-type="string" office:string-value="Tunisia ">
            <text:p>Tunisia </text:p>
          </table:table-cell>
          <table:table-cell office:value-type="string" office:string-value="231.26" table:style-name="ce2">
            <text:p>231.26</text:p>
          </table:table-cell>
          <table:table-cell office:value-type="string" office:string-value="228.6252804786836" table:style-name="ce2">
            <text:p>228.6252804786836</text:p>
          </table:table-cell>
          <table:table-cell office:value-type="string" office:string-value="243.804892601432" table:style-name="ce2">
            <text:p>243.804892601432</text:p>
          </table:table-cell>
          <table:table-cell office:value-type="string" office:string-value="234.51482254697285">
            <text:p>234.51482254697285</text:p>
          </table:table-cell>
          <table:table-cell office:value-type="string" office:string-value="">
            <text:p/>
          </table:table-cell>
          <table:table-cell office:value-type="string" office:string-value="238.7383918459796">
            <text:p>238.7383918459796</text:p>
          </table:table-cell>
          <table:table-cell office:value-type="string" office:string-value="250.11157024793388">
            <text:p>250.11157024793388</text:p>
          </table:table-cell>
        </table:table-row>
        <table:table-row>
          <table:table-cell office:value-type="string" office:string-value="Turkey">
            <text:p>Turkey</text:p>
          </table:table-cell>
          <table:table-cell office:value-type="string" office:string-value="">
            <text:p/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175.32631578947368" table:style-name="ce2">
            <text:p>175.32631578947368</text:p>
          </table:table-cell>
          <table:table-cell office:value-type="string" office:string-value="167.7695810564663">
            <text:p>167.7695810564663</text:p>
          </table:table-cell>
          <table:table-cell office:value-type="string" office:string-value="176.88011575031004">
            <text:p>176.88011575031004</text:p>
          </table:table-cell>
          <table:table-cell office:value-type="string" office:string-value="185.63109644297762">
            <text:p>185.63109644297762</text:p>
          </table:table-cell>
          <table:table-cell office:value-type="string" office:string-value="178.29657534246576">
            <text:p>178.29657534246576</text:p>
          </table:table-cell>
        </table:table-row>
        <table:table-row>
          <table:table-cell office:value-type="string" office:string-value="Turkmenistan ">
            <text:p>Turkmenistan </text:p>
          </table:table-cell>
          <table:table-cell office:value-type="string" office:string-value="214.32054794520548" table:style-name="ce2">
            <text:p>214.32054794520548</text:p>
          </table:table-cell>
          <table:table-cell office:value-type="string" office:string-value="225.3168604651163" table:style-name="ce2">
            <text:p>225.3168604651163</text:p>
          </table:table-cell>
          <table:table-cell office:value-type="string" office:string-value="210.7622950819672" table:style-name="ce2">
            <text:p>210.7622950819672</text:p>
          </table:table-cell>
          <table:table-cell office:value-type="string" office:string-value="216.4191750278707">
            <text:p>216.4191750278707</text:p>
          </table:table-cell>
          <table:table-cell office:value-type="string" office:string-value="235.37534153005464">
            <text:p>235.37534153005464</text:p>
          </table:table-cell>
          <table:table-cell office:value-type="string" office:string-value="213.92133186974021">
            <text:p>213.92133186974021</text:p>
          </table:table-cell>
          <table:table-cell office:value-type="string" office:string-value="218.6463077984817">
            <text:p>218.6463077984817</text:p>
          </table:table-cell>
          <table:table-cell office:value-type="string" office:string-value="230.06162952646238">
            <text:p>230.06162952646238</text:p>
          </table:table-cell>
        </table:table-row>
        <table:table-row>
          <table:table-cell office:value-type="string" office:string-value="Ukraine ">
            <text:p>Ukraine </text:p>
          </table:table-cell>
          <table:table-cell office:value-type="string" office:string-value="130.78333333333333" table:style-name="ce2">
            <text:p>130.78333333333333</text:p>
          </table:table-cell>
          <table:table-cell office:value-type="string" office:string-value="136.78222741888337" table:style-name="ce2">
            <text:p>136.78222741888337</text:p>
          </table:table-cell>
          <table:table-cell office:value-type="string" office:string-value="117.4953108718305" table:style-name="ce2">
            <text:p>117.4953108718305</text:p>
          </table:table-cell>
          <table:table-cell office:value-type="string" office:string-value="139.85491376950452">
            <text:p>139.85491376950452</text:p>
          </table:table-cell>
          <table:table-cell office:value-type="string" office:string-value="115.56073735623129">
            <text:p>115.56073735623129</text:p>
          </table:table-cell>
          <table:table-cell office:value-type="string" office:string-value="123.59998054853142">
            <text:p>123.59998054853142</text:p>
          </table:table-cell>
          <table:table-cell office:value-type="string" office:string-value="133.68683607581752">
            <text:p>133.68683607581752</text:p>
          </table:table-cell>
          <table:table-cell office:value-type="string" office:string-value="129.02237613212574">
            <text:p>129.02237613212574</text:p>
          </table:table-cell>
        </table:table-row>
        <table:table-row>
          <table:table-cell office:value-type="string" office:string-value="United Arab Emirates">
            <text:p>United Arab Emirates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17.27197802197804">
            <text:p>317.27197802197804</text:p>
          </table:table-cell>
        </table:table-row>
        <table:table-row>
          <table:table-cell office:value-type="string" office:string-value="United Kingdom">
            <text:p>United Kingdom</text:p>
          </table:table-cell>
          <table:table-cell office:value-type="string" office:string-value="127.74109589041096" table:style-name="ce2">
            <text:p>127.74109589041096</text:p>
          </table:table-cell>
          <table:table-cell office:value-type="string" office:string-value="123.42465753424658" table:style-name="ce2">
            <text:p>123.42465753424658</text:p>
          </table:table-cell>
          <table:table-cell office:value-type="string" office:string-value="127.64959016393442" table:style-name="ce2">
            <text:p>127.64959016393442</text:p>
          </table:table-cell>
          <table:table-cell office:value-type="string" office:string-value="118.42619838633128">
            <text:p>118.42619838633128</text:p>
          </table:table-cell>
          <table:table-cell office:value-type="string" office:string-value="117.15144418423107">
            <text:p>117.15144418423107</text:p>
          </table:table-cell>
          <table:table-cell office:value-type="string" office:string-value="121.4623200677392">
            <text:p>121.4623200677392</text:p>
          </table:table-cell>
          <table:table-cell office:value-type="string" office:string-value="127.03848799220496">
            <text:p>127.03848799220496</text:p>
          </table:table-cell>
          <table:table-cell office:value-type="string" office:string-value="123.8851295479603">
            <text:p>123.8851295479603</text:p>
          </table:table-cell>
        </table:table-row>
        <table:table-row>
          <table:table-cell office:value-type="string" office:string-value="United States">
            <text:p>United States</text:p>
          </table:table-cell>
          <table:table-cell office:value-type="string" office:string-value="181.6592517046531" table:style-name="ce2">
            <text:p>181.6592517046531</text:p>
          </table:table-cell>
          <table:table-cell office:value-type="string" office:string-value="187.40192552851335" table:style-name="ce2">
            <text:p>187.40192552851335</text:p>
          </table:table-cell>
          <table:table-cell office:value-type="string" office:string-value="174.90698905191536" table:style-name="ce2">
            <text:p>174.90698905191536</text:p>
          </table:table-cell>
          <table:table-cell office:value-type="string" office:string-value="185.20532222065606">
            <text:p>185.20532222065606</text:p>
          </table:table-cell>
          <table:table-cell office:value-type="string" office:string-value="180.0574004855523">
            <text:p>180.0574004855523</text:p>
          </table:table-cell>
          <table:table-cell office:value-type="string" office:string-value="180.61724879791">
            <text:p>180.61724879791</text:p>
          </table:table-cell>
          <table:table-cell office:value-type="string" office:string-value="180.82971635957458">
            <text:p>180.82971635957458</text:p>
          </table:table-cell>
          <table:table-cell office:value-type="string" office:string-value="179.93512641008172">
            <text:p>179.93512641008172</text:p>
          </table:table-cell>
        </table:table-row>
        <table:table-row>
          <table:table-cell office:value-type="string" office:string-value="Uruguay">
            <text:p>Uruguay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float" office:value="0" table:style-name="ce2">
            <text:p>0,0</text:p>
          </table:table-cell>
          <table:table-cell office:value-type="string" office:string-value="">
            <text:p/>
          </table:table-cell>
          <table:table-cell office:value-type="string" office:string-value="225.4799635701275">
            <text:p>225.4799635701275</text:p>
          </table:table-cell>
          <table:table-cell office:value-type="string" office:string-value="226.772937905468">
            <text:p>226.772937905468</text:p>
          </table:table-cell>
          <table:table-cell office:value-type="string" office:string-value="237.83411875589067">
            <text:p>237.83411875589067</text:p>
          </table:table-cell>
          <table:table-cell office:value-type="string" office:string-value="229.73607305936073">
            <text:p>229.73607305936073</text:p>
          </table:table-cell>
        </table:table-row>
        <table:table-row>
          <table:table-cell office:value-type="string" office:string-value="Uzbekistan ">
            <text:p>Uzbekistan </text:p>
          </table:table-cell>
          <table:table-cell office:value-type="string" office:string-value="200.4794520547945" table:style-name="ce2">
            <text:p>200.4794520547945</text:p>
          </table:table-cell>
          <table:table-cell office:value-type="string" office:string-value="228.5408560311284" table:style-name="ce2">
            <text:p>228.5408560311284</text:p>
          </table:table-cell>
          <table:table-cell office:value-type="string" office:string-value="190.35565476190476" table:style-name="ce2">
            <text:p>190.35565476190476</text:p>
          </table:table-cell>
          <table:table-cell office:value-type="string" office:string-value="182.8197424892704">
            <text:p>182.8197424892704</text:p>
          </table:table-cell>
          <table:table-cell office:value-type="string" office:string-value="210.65602471678682">
            <text:p>210.65602471678682</text:p>
          </table:table-cell>
          <table:table-cell office:value-type="string" office:string-value="191.21425522833974">
            <text:p>191.21425522833974</text:p>
          </table:table-cell>
          <table:table-cell office:value-type="string" office:string-value="196.43419382141346">
            <text:p>196.43419382141346</text:p>
          </table:table-cell>
          <table:table-cell office:value-type="string" office:string-value="212.4868181818182">
            <text:p>212.4868181818182</text:p>
          </table:table-cell>
        </table:table-row>
        <table:table-row>
          <table:table-cell office:value-type="string" office:string-value="Venezuela">
            <text:p>Venezue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 table:number-columns-repeated="3"/>
          <table:table-cell office:value-type="string" office:string-value="319.4713168187744">
            <text:p>319.4713168187744</text:p>
          </table:table-cell>
          <table:table-cell office:value-type="string" office:string-value="302.3061403508772">
            <text:p>302.3061403508772</text:p>
          </table:table-cell>
        </table:table-row>
        <table:table-row>
          <table:table-cell office:value-type="string" office:string-value="Vietnam">
            <text:p>Vietn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 table:number-columns-repeated="3"/>
          <table:table-cell office:value-type="string" office:string-value="297.14736842105265">
            <text:p>297.14736842105265</text:p>
          </table:table-cell>
          <table:table-cell office:value-type="string" office:string-value="295.76420454545456">
            <text:p>295.76420454545456</text:p>
          </table:table-cell>
        </table:table-row>
        <table:table-row table:style-name="ro2">
          <table:table-cell office:value-type="string" office:string-value="Virgin Islands [United States]">
            <text:p>Virgin Islands [United States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 table:number-columns-repeated="3"/>
          <table:table-cell office:value-type="string" office:string-value="303.46344827586205">
            <text:p>303.46344827586205</text:p>
          </table:table-cell>
        </table:table-row>
        <table:table-row table:style-name="ro2">
          <table:table-cell office:value-type="string" office:string-value="Wake Island [United States]">
            <text:p>Wake Island [United States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86.586301369863">
            <text:p>286.586301369863</text:p>
          </table:table-cell>
          <table:table-cell office:value-type="string" office:string-value="297.8251366120219">
            <text:p>297.8251366120219</text:p>
          </table:table-cell>
        </table:table-row>
        <table:table-row table:style-name="ro2">
          <table:table-cell office:value-type="string" office:string-value="Western Sahara">
            <text:p>Western Sahara</text:p>
          </table:table-cell>
          <table:table-cell office:value-type="string" office:string-value="" table:number-columns-repeated="6"/>
          <table:table-cell office:value-type="string" office:string-value="244.76510067114094">
            <text:p>244.76510067114094</text:p>
          </table:table-cell>
        </table:table-row>
        <table:table-row>
          <table:table-cell office:value-type="string" office:string-value="Zimbabwe">
            <text:p>Zimbabwe</text:p>
          </table:table-cell>
          <table:table-cell office:value-type="string" office:string-value="" table:number-columns-repeated="6"/>
          <table:table-cell office:value-type="string" office:string-value="252.5793650793651">
            <text:p>252.5793650793651</text:p>
          </table:table-cell>
          <table:table-cell office:value-type="string" office:string-value="278.42415940224157">
            <text:p>278.42415940224157</text:p>
          </table:table-cell>
        </table:table-row>
        <table:table-row table:number-rows-repeated="104842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
   
   <text:sheet-name>???</text:sheet-name>
  
   
 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Desconocido</meta:initial-creator>
    <meta:editing-cycles>82</meta:editing-cycles>
    <dc:date>2019-06-21T04:59:39</dc:date>
    <meta:creation-date>2019-06-21T02:32:53</meta:creation-date>
    <dc:creator>Ma</dc:creator>
  </office:meta>
</office:document-meta>
</file>